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2/settings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/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Dashed_20__28_var_29_" svg:stroke-width="0.035cm" svg:stroke-color="#eeeeee" draw:marker-start-width="0.252cm" draw:marker-end-width="0.252cm" draw:fill="solid" draw:fill-color="#eeeeee" draw:fill-hatch-solid="false" draw:opacity="15%" draw:textarea-horizontal-align="justify" draw:textarea-vertical-align="middle" draw:auto-grow-height="false" fo:min-height="8.861cm" fo:min-width="19.536cm" fo:padding-top="0.142cm" fo:padding-bottom="0.142cm" fo:padding-left="0.267cm" fo:padding-right="0.267cm" draw:shadow="hidden" draw:shadow-offset-x="0.141cm" draw:shadow-offset-y="0.141cm" draw:shadow-opacity="47%"/>
    </style:style>
    <style:style style:name="gr2" style:family="graphic" style:parent-style-name="standard">
      <style:graphic-properties draw:stroke="solid" draw:stroke-dash="Dashed_20__28_var_29_" svg:stroke-width="0.035cm" svg:stroke-color="#eeeeee" draw:marker-start-width="0.252cm" draw:marker-end-width="0.252cm" draw:fill="solid" draw:fill-color="#eeeeee" draw:fill-hatch-solid="false" draw:opacity="15%" draw:textarea-horizontal-align="justify" draw:textarea-vertical-align="middle" draw:auto-grow-height="false" fo:min-height="7.416cm" fo:min-width="18.766cm" fo:padding-top="0.142cm" fo:padding-bottom="0.142cm" fo:padding-left="0.267cm" fo:padding-right="0.267cm" draw:shadow="hidden" draw:shadow-offset-x="0.141cm" draw:shadow-offset-y="0.141cm" draw:shadow-opacity="47%"/>
    </style:style>
    <style:style style:name="gr3" style:family="graphic" style:parent-style-name="standard">
      <style:graphic-properties svg:stroke-width="0.053cm" svg:stroke-color="#666666" draw:marker-start-width="0.358cm" draw:marker-end-width="0.358cm" draw:fill-color="#eeeeee" draw:textarea-horizontal-align="justify" draw:textarea-vertical-align="middle" draw:auto-grow-height="false" fo:min-height="0.829cm" fo:min-width="3.948cm" fo:padding-top="0.151cm" fo:padding-bottom="0.151cm" fo:padding-left="0.276cm" fo:padding-right="0.276cm"/>
    </style:style>
    <style:style style:name="gr4" style:family="graphic" style:parent-style-name="objectwithoutfill">
      <style:graphic-properties svg:stroke-width="0.053cm" svg:stroke-color="#666666" draw:marker-start-width="0.279cm" draw:marker-end="Rounded_20_large_20_Arrow" draw:marker-end-width="0.25cm" svg:stroke-linecap="round" draw:fill="none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svg:stroke-width="0.053cm" svg:stroke-color="#666666" draw:marker-start-width="0.358cm" draw:marker-end-width="0.358cm" draw:fill-color="#eeeeee" draw:textarea-horizontal-align="justify" draw:textarea-vertical-align="middle" draw:auto-grow-height="false" fo:min-height="0.829cm" fo:min-width="4.348cm" fo:padding-top="0.151cm" fo:padding-bottom="0.151cm" fo:padding-left="0.276cm" fo:padding-right="0.276cm"/>
    </style:style>
    <style:style style:name="gr6" style:family="graphic" style:parent-style-name="standard">
      <style:graphic-properties svg:stroke-width="0.053cm" svg:stroke-color="#666666" draw:marker-start-width="0.358cm" draw:marker-end-width="0.358cm" draw:fill-color="#eeeeee" draw:textarea-horizontal-align="justify" draw:textarea-vertical-align="middle" draw:auto-grow-height="false" fo:min-height="0.798cm" fo:min-width="4.648cm" fo:padding-top="0.151cm" fo:padding-bottom="0.151cm" fo:padding-left="0.276cm" fo:padding-right="0.276cm"/>
    </style:style>
    <style:style style:name="gr7" style:family="graphic" style:parent-style-name="standard">
      <style:graphic-properties svg:stroke-width="0.053cm" svg:stroke-color="#666666" draw:marker-start-width="0.358cm" draw:marker-end-width="0.358cm" draw:fill-color="#eeeeee" draw:textarea-horizontal-align="justify" draw:textarea-vertical-align="middle" draw:auto-grow-height="false" fo:min-height="0.798cm" fo:min-width="5.748cm" fo:padding-top="0.151cm" fo:padding-bottom="0.151cm" fo:padding-left="0.276cm" fo:padding-right="0.276cm"/>
    </style:style>
    <style:style style:name="gr8" style:family="graphic" style:parent-style-name="objectwithoutfill">
      <style:graphic-properties svg:stroke-width="0.053cm" svg:stroke-color="#666666" draw:marker-start-width="0.279cm" draw:marker-end="Rounded_20_large_20_Arrow" draw:marker-end-width="0.25cm" draw:fill="none" draw:textarea-vertical-align="middle" fo:padding-top="0.151cm" fo:padding-bottom="0.151cm" fo:padding-left="0.276cm" fo:padding-right="0.276cm"/>
    </style:style>
    <style:style style:name="gr9" style:family="graphic" style:parent-style-name="objectwithoutfill">
      <style:graphic-properties draw:stroke="dash" draw:stroke-dash="Fine_20_Dashed" svg:stroke-width="0.053cm" svg:stroke-color="#009900" draw:marker-start="" draw:marker-start-width="0.329cm" draw:marker-end="Rounded_20_large_20_Arrow" draw:marker-end-width="0.2cm" svg:stroke-linecap="round" draw:fill="none" draw:textarea-vertical-align="middle" fo:padding-top="0.151cm" fo:padding-bottom="0.151cm" fo:padding-left="0.276cm" fo:padding-right="0.276cm"/>
    </style:style>
    <style:style style:name="gr10" style:family="graphic" style:parent-style-name="objectwithoutfill">
      <style:graphic-properties draw:stroke="dash" draw:stroke-dash="est_5f_02_29_kn" svg:stroke-width="0.053cm" svg:stroke-color="#009900" draw:marker-start="" draw:marker-start-width="0.329cm" draw:marker-end="Rounded_20_large_20_Arrow" draw:marker-end-width="0.2cm" svg:stroke-linecap="round" draw:fill="none" draw:textarea-vertical-align="middle" fo:padding-top="0.151cm" fo:padding-bottom="0.151cm" fo:padding-left="0.276cm" fo:padding-right="0.276cm"/>
    </style:style>
    <style:style style:name="gr11" style:family="graphic" style:parent-style-name="standard">
      <style:graphic-properties svg:stroke-width="0.053cm" svg:stroke-color="#666666" draw:marker-start-width="0.358cm" draw:marker-end-width="0.358cm" draw:fill-color="#eeeeee" draw:textarea-horizontal-align="justify" draw:textarea-vertical-align="middle" draw:auto-grow-height="false" fo:min-height="1.672cm" fo:min-width="5.698cm" fo:padding-top="0.151cm" fo:padding-bottom="0.151cm" fo:padding-left="0.276cm" fo:padding-right="0.276cm"/>
    </style:style>
    <style:style style:name="gr12" style:family="graphic" style:parent-style-name="standard">
      <style:graphic-properties svg:stroke-width="0.053cm" svg:stroke-color="#666666" draw:marker-start-width="0.358cm" draw:marker-end-width="0.358cm" draw:fill-color="#eeeeee" draw:textarea-horizontal-align="justify" draw:textarea-vertical-align="middle" draw:auto-grow-height="false" fo:min-height="1.498cm" fo:min-width="5.298cm" fo:padding-top="0.151cm" fo:padding-bottom="0.151cm" fo:padding-left="0.276cm" fo:padding-right="0.276cm"/>
    </style:style>
    <style:style style:name="gr13" style:family="graphic" style:parent-style-name="standard">
      <style:graphic-properties svg:stroke-width="0.053cm" svg:stroke-color="#666666" draw:marker-start-width="0.358cm" draw:marker-end-width="0.358cm" draw:fill-color="#eeeeee" draw:textarea-horizontal-align="justify" draw:textarea-vertical-align="middle" draw:auto-grow-height="false" fo:min-height="1.498cm" fo:min-width="6.848cm" fo:padding-top="0.151cm" fo:padding-bottom="0.151cm" fo:padding-left="0.276cm" fo:padding-right="0.276cm"/>
    </style:style>
    <style:style style:name="gr14" style:family="graphic" style:parent-style-name="standard">
      <style:graphic-properties svg:stroke-width="0.053cm" svg:stroke-color="#666666" draw:marker-start-width="0.358cm" draw:marker-end-width="0.358cm" draw:fill-color="#eeeeee" draw:textarea-horizontal-align="justify" draw:textarea-vertical-align="middle" draw:auto-grow-height="false" fo:min-height="1.498cm" fo:min-width="7.348cm" fo:padding-top="0.151cm" fo:padding-bottom="0.151cm" fo:padding-left="0.276cm" fo:padding-right="0.276cm"/>
    </style:style>
    <style:style style:name="gr15" style:family="graphic" style:parent-style-name="standard">
      <style:graphic-properties svg:stroke-width="0.053cm" svg:stroke-color="#666666" draw:marker-start-width="0.358cm" draw:marker-end-width="0.358cm" draw:fill-color="#eeeeee" draw:textarea-horizontal-align="justify" draw:textarea-vertical-align="middle" draw:auto-grow-height="false" fo:min-height="1.498cm" fo:min-width="6.782cm" fo:padding-top="0.151cm" fo:padding-bottom="0.151cm" fo:padding-left="0.276cm" fo:padding-right="0.276cm"/>
    </style:style>
    <style:style style:name="gr16" style:family="graphic" style:parent-style-name="standard">
      <style:graphic-properties draw:stroke="solid" svg:stroke-width="0.053cm" svg:stroke-color="#666666" draw:marker-start-width="0.279cm" draw:marker-end-width="0.279cm" draw:fill-color="#dddddd" draw:opacity="100%" draw:textarea-vertical-align="middle" draw:auto-grow-height="false" fo:min-height="5.614cm" fo:min-width="5.364cm" fo:padding-top="0.151cm" fo:padding-bottom="0.151cm" fo:padding-left="0.276cm" fo:padding-right="0.276cm"/>
    </style:style>
    <style:style style:name="gr17" style:family="graphic" style:parent-style-name="standard">
      <style:graphic-properties svg:stroke-width="0.053cm" svg:stroke-color="#666666" draw:marker-start-width="0.279cm" draw:marker-end-width="0.279cm" draw:fill-color="#dddddd" draw:opacity="100%" draw:textarea-vertical-align="middle" draw:auto-grow-height="false" fo:min-height="5.614cm" fo:min-width="5.364cm" fo:padding-top="0.151cm" fo:padding-bottom="0.151cm" fo:padding-left="0.276cm" fo:padding-right="0.276cm"/>
    </style:style>
    <style:style style:name="gr18" style:family="graphic" style:parent-style-name="objectwithoutfill">
      <style:graphic-properties svg:stroke-width="0.053cm" svg:stroke-color="#666666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9" style:family="graphic" style:parent-style-name="standard">
      <style:graphic-properties draw:stroke="none" draw:fill-color="#dddddd" draw:textarea-vertical-align="middle"/>
    </style:style>
    <style:style style:name="gr20" style:family="graphic" style:parent-style-name="standard">
      <style:graphic-properties draw:stroke="solid" draw:stroke-dash="Dashed_20__28_var_29_" svg:stroke-width="0.035cm" svg:stroke-color="#eeeeee" draw:marker-start-width="0.252cm" draw:marker-end-width="0.252cm" draw:fill="solid" draw:fill-color="#eeeeee" draw:fill-hatch-solid="false" draw:opacity="15%" draw:textarea-horizontal-align="justify" draw:textarea-vertical-align="middle" draw:auto-grow-height="false" fo:min-height="9.19cm" fo:min-width="14.563cm" fo:padding-top="0.142cm" fo:padding-bottom="0.142cm" fo:padding-left="0.267cm" fo:padding-right="0.267cm" draw:shadow="hidden" draw:shadow-offset-x="0.141cm" draw:shadow-offset-y="0.141cm" draw:shadow-opacity="47%"/>
    </style:style>
    <style:style style:name="gr21" style:family="graphic" style:parent-style-name="standard">
      <style:graphic-properties svg:stroke-width="0.053cm" svg:stroke-color="#666666" draw:marker-start-width="0.358cm" draw:marker-end-width="0.358cm" draw:fill-color="#eeeeee" draw:textarea-horizontal-align="justify" draw:textarea-vertical-align="middle" draw:auto-grow-height="false" fo:min-height="1.115cm" fo:min-width="3.206cm" fo:padding-top="0.151cm" fo:padding-bottom="0.151cm" fo:padding-left="0.276cm" fo:padding-right="0.276cm"/>
    </style:style>
    <style:style style:name="gr22" style:family="graphic" style:parent-style-name="standard">
      <style:graphic-properties svg:stroke-width="0.053cm" svg:stroke-color="#666666" draw:marker-start-width="0.358cm" draw:marker-end-width="0.358cm" draw:fill-color="#eeeeee" draw:textarea-horizontal-align="justify" draw:textarea-vertical-align="middle" draw:auto-grow-height="false" fo:min-height="1.133cm" fo:min-width="3.06cm" fo:padding-top="0.151cm" fo:padding-bottom="0.151cm" fo:padding-left="0.276cm" fo:padding-right="0.276cm"/>
    </style:style>
    <style:style style:name="gr23" style:family="graphic" style:parent-style-name="standard">
      <style:graphic-properties svg:stroke-width="0.053cm" svg:stroke-color="#666666" draw:marker-start-width="0.358cm" draw:marker-end-width="0.358cm" draw:fill-color="#eeeeee" draw:textarea-horizontal-align="justify" draw:textarea-vertical-align="middle" draw:auto-grow-height="false" fo:min-height="1.116cm" fo:min-width="3.078cm" fo:padding-top="0.151cm" fo:padding-bottom="0.151cm" fo:padding-left="0.276cm" fo:padding-right="0.276cm"/>
    </style:style>
    <style:style style:name="gr24" style:family="graphic" style:parent-style-name="standard">
      <style:graphic-properties svg:stroke-width="0.053cm" svg:stroke-color="#666666" draw:marker-start-width="0.358cm" draw:marker-end-width="0.358cm" draw:fill-color="#eeeeee" draw:textarea-horizontal-align="justify" draw:textarea-vertical-align="middle" draw:auto-grow-height="false" fo:min-height="0.829cm" fo:min-width="3.095cm" fo:padding-top="0.151cm" fo:padding-bottom="0.151cm" fo:padding-left="0.276cm" fo:padding-right="0.276cm"/>
    </style:style>
    <style:style style:name="gr25" style:family="graphic" style:parent-style-name="standard">
      <style:graphic-properties svg:stroke-width="0.053cm" svg:stroke-color="#666666" draw:marker-start-width="0.358cm" draw:marker-end-width="0.358cm" draw:fill-color="#eeeeee" draw:textarea-horizontal-align="justify" draw:textarea-vertical-align="middle" draw:auto-grow-height="false" fo:min-height="0.829cm" fo:min-width="3.733cm" fo:padding-top="0.151cm" fo:padding-bottom="0.151cm" fo:padding-left="0.276cm" fo:padding-right="0.276cm"/>
    </style:style>
    <style:style style:name="gr26" style:family="graphic" style:parent-style-name="standard">
      <style:graphic-properties draw:stroke="solid" draw:stroke-dash="Dashed_20__28_var_29_" svg:stroke-width="0.035cm" svg:stroke-color="#eeeeee" draw:marker-start-width="0.252cm" draw:marker-end-width="0.252cm" draw:fill="solid" draw:fill-color="#eeeeee" draw:fill-hatch-solid="false" draw:opacity="15%" draw:textarea-horizontal-align="justify" draw:textarea-vertical-align="middle" draw:auto-grow-height="false" fo:min-height="5.128cm" fo:min-width="25.074cm" fo:padding-top="0.142cm" fo:padding-bottom="0.142cm" fo:padding-left="0.267cm" fo:padding-right="0.267cm" draw:shadow="hidden" draw:shadow-offset-x="0.141cm" draw:shadow-offset-y="0.141cm" draw:shadow-opacity="47%"/>
    </style:style>
    <style:style style:name="gr27" style:family="graphic" style:parent-style-name="standard">
      <style:graphic-properties svg:stroke-width="0.053cm" svg:stroke-color="#009900" draw:marker-start-width="0.358cm" draw:marker-end-width="0.358cm" draw:fill-color="#00cc00" draw:opacity="23%" draw:textarea-horizontal-align="justify" draw:textarea-vertical-align="middle" draw:auto-grow-height="false" fo:min-height="1.433cm" fo:min-width="4.48cm" fo:padding-top="0.151cm" fo:padding-bottom="0.151cm" fo:padding-left="0.276cm" fo:padding-right="0.276cm"/>
    </style:style>
    <style:style style:name="gr28" style:family="graphic" style:parent-style-name="standard">
      <style:graphic-properties svg:stroke-width="0.053cm" svg:stroke-color="#666666" draw:marker-start-width="0.358cm" draw:marker-end-width="0.358cm" draw:fill-color="#eeeeee" draw:textarea-horizontal-align="justify" draw:textarea-vertical-align="middle" draw:auto-grow-height="false" fo:min-height="1.086cm" fo:min-width="3.358cm" fo:padding-top="0.151cm" fo:padding-bottom="0.151cm" fo:padding-left="0.276cm" fo:padding-right="0.276cm"/>
    </style:style>
    <style:style style:name="gr29" style:family="graphic" style:parent-style-name="standard">
      <style:graphic-properties svg:stroke-width="0.053cm" svg:stroke-color="#009900" draw:marker-start-width="0.358cm" draw:marker-end-width="0.358cm" draw:fill-color="#00cc00" draw:opacity="23%" draw:textarea-horizontal-align="justify" draw:textarea-vertical-align="middle" draw:auto-grow-height="false" fo:min-height="1.383cm" fo:min-width="3.809cm" fo:padding-top="0.151cm" fo:padding-bottom="0.151cm" fo:padding-left="0.276cm" fo:padding-right="0.276cm"/>
    </style:style>
    <style:style style:name="gr30" style:family="graphic" style:parent-style-name="standard">
      <style:graphic-properties svg:stroke-width="0.053cm" svg:stroke-color="#009900" draw:marker-start-width="0.358cm" draw:marker-end-width="0.358cm" draw:fill-color="#00cc00" draw:opacity="23%" draw:textarea-horizontal-align="justify" draw:textarea-vertical-align="middle" draw:auto-grow-height="false" fo:min-height="1.382cm" fo:min-width="4.866cm" fo:padding-top="0.151cm" fo:padding-bottom="0.151cm" fo:padding-left="0.276cm" fo:padding-right="0.276cm"/>
    </style:style>
    <style:style style:name="gr31" style:family="graphic" style:parent-style-name="standard">
      <style:graphic-properties svg:stroke-width="0.053cm" svg:stroke-color="#009900" draw:marker-start-width="0.358cm" draw:marker-end-width="0.358cm" draw:fill-color="#00cc00" draw:opacity="23%" draw:textarea-horizontal-align="justify" draw:textarea-vertical-align="middle" draw:auto-grow-height="false" fo:min-height="1.382cm" fo:min-width="3.579cm" fo:padding-top="0.151cm" fo:padding-bottom="0.151cm" fo:padding-left="0.276cm" fo:padding-right="0.276cm"/>
    </style:style>
    <style:style style:name="gr32" style:family="graphic" style:parent-style-name="objectwithoutfill">
      <style:graphic-properties svg:stroke-width="0.053cm" svg:stroke-color="#666666" draw:marker-start-width="0.279cm" draw:marker-end="" draw:marker-end-width="0.25cm" draw:fill="none" draw:textarea-vertical-align="middle" fo:padding-top="0.151cm" fo:padding-bottom="0.151cm" fo:padding-left="0.276cm" fo:padding-right="0.276cm"/>
    </style:style>
    <style:style style:name="gr33" style:family="graphic" style:parent-style-name="standard">
      <style:graphic-properties draw:stroke="solid" draw:stroke-dash="Dashed_20__28_var_29_" svg:stroke-width="0.035cm" svg:stroke-color="#eeeeee" draw:marker-start-width="0.252cm" draw:marker-end-width="0.252cm" draw:fill="solid" draw:fill-color="#eeeeee" draw:fill-hatch-solid="false" draw:opacity="15%" draw:textarea-horizontal-align="justify" draw:textarea-vertical-align="middle" draw:auto-grow-height="false" fo:min-height="9.416cm" fo:min-width="20.566cm" fo:padding-top="0.142cm" fo:padding-bottom="0.142cm" fo:padding-left="0.267cm" fo:padding-right="0.267cm" draw:shadow="hidden" draw:shadow-offset-x="0.141cm" draw:shadow-offset-y="0.141cm" draw:shadow-opacity="47%"/>
    </style:style>
    <style:style style:name="gr34" style:family="graphic" style:parent-style-name="standard">
      <style:graphic-properties svg:stroke-width="0.081cm" svg:stroke-color="#666666" draw:marker-start-width="0.321cm" draw:marker-end-width="0.321cm" draw:fill-color="#dddddd" draw:opacity="100%" draw:textarea-horizontal-align="justify" draw:textarea-vertical-align="middle" draw:auto-grow-height="false" fo:min-height="0.66cm" fo:min-width="0.41cm" fo:padding-top="0.165cm" fo:padding-bottom="0.165cm" fo:padding-left="0.29cm" fo:padding-right="0.29cm"/>
    </style:style>
    <style:style style:name="gr35" style:family="graphic" style:parent-style-name="standard">
      <style:graphic-properties svg:stroke-width="0.053cm" svg:stroke-color="#666666" draw:marker-start-width="0.279cm" draw:marker-end-width="0.279cm" draw:fill-color="#eeeeee" draw:textarea-horizontal-align="justify" draw:textarea-vertical-align="middle" draw:auto-grow-height="false" fo:min-height="1.398cm" fo:min-width="0cm" fo:padding-top="0.151cm" fo:padding-bottom="0.151cm" fo:padding-left="0.276cm" fo:padding-right="0.276cm"/>
    </style:style>
    <style:style style:name="gr36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37" style:family="graphic" style:parent-style-name="standard" style:list-style-name="L1">
      <style:graphic-properties draw:stroke="solid" draw:stroke-dash="Fine_20_Dashed" svg:stroke-width="0.028cm" svg:stroke-color="#999999" draw:marker-start-width="0.242cm" draw:marker-end-width="0.242cm" svg:stroke-linecap="round" draw:fill-color="#999999" draw:opacity="15%" draw:textarea-horizontal-align="justify" draw:textarea-vertical-align="middle" draw:auto-grow-height="false" fo:min-height="0.404cm" fo:min-width="2.773cm" fo:padding-top="0.139cm" fo:padding-bottom="0.139cm" fo:padding-left="0.264cm" fo:padding-right="0.264cm"/>
    </style:style>
    <style:style style:name="gr38" style:family="graphic" style:parent-style-name="standard" style:list-style-name="L1">
      <style:graphic-properties draw:stroke="solid" draw:stroke-dash="Fine_20_Dashed" svg:stroke-width="0.028cm" svg:stroke-color="#00cc00" draw:marker-start-width="0.242cm" draw:marker-end-width="0.242cm" draw:fill-color="#00cc00" draw:opacity="23%" draw:textarea-horizontal-align="justify" draw:textarea-vertical-align="middle" draw:auto-grow-height="false" fo:min-height="0.723cm" fo:min-width="3.171cm" fo:padding-top="0.139cm" fo:padding-bottom="0.139cm" fo:padding-left="0.264cm" fo:padding-right="0.264cm"/>
    </style:style>
    <style:style style:name="gr39" style:family="graphic" style:parent-style-name="standard" style:list-style-name="L1">
      <style:graphic-properties draw:stroke="solid" draw:stroke-dash="Fine_20_Dashed" svg:stroke-width="0.028cm" svg:stroke-color="#00cc00" draw:marker-start-width="0.242cm" draw:marker-end-width="0.242cm" svg:stroke-linecap="round" draw:fill-color="#00cc00" draw:opacity="23%" draw:textarea-horizontal-align="justify" draw:textarea-vertical-align="middle" draw:auto-grow-height="false" fo:min-height="0.57cm" fo:min-width="2.073cm" fo:padding-top="0.139cm" fo:padding-bottom="0.139cm" fo:padding-left="0.264cm" fo:padding-right="0.264cm"/>
    </style:style>
    <style:style style:name="gr40" style:family="graphic" style:parent-style-name="standard" style:list-style-name="L1">
      <style:graphic-properties draw:stroke="solid" draw:stroke-dash="Fine_20_Dashed" svg:stroke-width="0.028cm" svg:stroke-color="#999999" draw:marker-start-width="0.242cm" draw:marker-end-width="0.242cm" svg:stroke-linecap="round" draw:fill-color="#999999" draw:opacity="15%" draw:textarea-horizontal-align="justify" draw:textarea-vertical-align="middle" draw:auto-grow-height="false" fo:min-height="0.689cm" fo:min-width="3.072cm" fo:padding-top="0.139cm" fo:padding-bottom="0.139cm" fo:padding-left="0.264cm" fo:padding-right="0.264cm"/>
    </style:style>
    <style:style style:name="gr41" style:family="graphic" style:parent-style-name="standard" style:list-style-name="L1">
      <style:graphic-properties draw:stroke="solid" draw:stroke-dash="Fine_20_Dashed" svg:stroke-width="0.028cm" svg:stroke-color="#00cc00" draw:marker-start-width="0.242cm" draw:marker-end-width="0.242cm" svg:stroke-linecap="round" draw:fill-color="#00cc00" draw:opacity="23%" draw:textarea-horizontal-align="justify" draw:textarea-vertical-align="middle" draw:auto-grow-height="false" fo:min-height="0.856cm" fo:min-width="3.573cm" fo:padding-top="0.139cm" fo:padding-bottom="0.139cm" fo:padding-left="0.264cm" fo:padding-right="0.264cm"/>
    </style:style>
    <style:style style:name="gr42" style:family="graphic" style:parent-style-name="standard" style:list-style-name="L1">
      <style:graphic-properties draw:stroke="solid" draw:stroke-dash="Fine_20_Dashed" svg:stroke-width="0.028cm" svg:stroke-color="#00cc00" draw:marker-start-width="0.242cm" draw:marker-end-width="0.242cm" svg:stroke-linecap="round" draw:fill-color="#00cc00" draw:opacity="23%" draw:textarea-horizontal-align="justify" draw:textarea-vertical-align="middle" draw:auto-grow-height="false" fo:min-height="0.615cm" fo:min-width="2.673cm" fo:padding-top="0.139cm" fo:padding-bottom="0.139cm" fo:padding-left="0.264cm" fo:padding-right="0.264cm"/>
    </style:style>
    <style:style style:name="gr43" style:family="graphic" style:parent-style-name="standard">
      <style:graphic-properties draw:stroke-dash="Fine_20_Dashed" svg:stroke-width="0.028cm" svg:stroke-color="#00cc00" draw:marker-start-width="0.284cm" draw:marker-end-width="0.284cm" svg:stroke-linecap="round" draw:fill-color="#00cc00" draw:opacity="23%" draw:textarea-horizontal-align="justify" draw:textarea-vertical-align="middle" draw:auto-grow-height="false" fo:min-height="1.322cm" fo:min-width="1.585cm" fo:padding-top="0.139cm" fo:padding-bottom="0.139cm" fo:padding-left="0.264cm" fo:padding-right="0.264cm"/>
    </style:style>
    <style:style style:name="gr44" style:family="graphic" style:parent-style-name="standard" style:list-style-name="L1">
      <style:graphic-properties draw:stroke="solid" draw:stroke-dash="Fine_20_Dashed" svg:stroke-width="0.028cm" svg:stroke-color="#999999" draw:marker-start-width="0.242cm" draw:marker-end-width="0.242cm" svg:stroke-linecap="round" draw:fill-color="#999999" draw:opacity="15%" draw:textarea-horizontal-align="justify" draw:textarea-vertical-align="middle" draw:auto-grow-height="false" fo:min-height="0.696cm" fo:min-width="3.173cm" fo:padding-top="0.139cm" fo:padding-bottom="0.139cm" fo:padding-left="0.264cm" fo:padding-right="0.264cm"/>
    </style:style>
    <style:style style:name="gr45" style:family="graphic" style:parent-style-name="standard" style:list-style-name="L1">
      <style:graphic-properties draw:stroke="solid" draw:stroke-dash="Fine_20_Dashed" svg:stroke-width="0.028cm" svg:stroke-color="#999999" draw:marker-start-width="0.242cm" draw:marker-end-width="0.242cm" svg:stroke-linecap="round" draw:fill-color="#999999" draw:opacity="15%" draw:textarea-horizontal-align="justify" draw:textarea-vertical-align="middle" draw:auto-grow-height="false" fo:min-height="1.012cm" fo:min-width="2.473cm" fo:padding-top="0.139cm" fo:padding-bottom="0.139cm" fo:padding-left="0.264cm" fo:padding-right="0.264cm"/>
    </style:style>
    <style:style style:name="gr46" style:family="graphic" style:parent-style-name="standard">
      <style:graphic-properties draw:stroke="solid" draw:stroke-dash="Dashed_20__28_var_29_" svg:stroke-width="0.035cm" svg:stroke-color="#eeeeee" draw:marker-start-width="0.252cm" draw:marker-end-width="0.252cm" draw:fill="solid" draw:fill-color="#eeeeee" draw:fill-hatch-solid="false" draw:opacity="15%" draw:textarea-horizontal-align="justify" draw:textarea-vertical-align="middle" draw:auto-grow-height="false" fo:min-height="5.128cm" fo:min-width="25.983cm" fo:padding-top="0.142cm" fo:padding-bottom="0.142cm" fo:padding-left="0.267cm" fo:padding-right="0.267cm" draw:shadow="hidden" draw:shadow-offset-x="0.141cm" draw:shadow-offset-y="0.141cm" draw:shadow-opacity="47%"/>
    </style:style>
    <style:style style:name="gr47" style:family="graphic" style:parent-style-name="standard">
      <style:graphic-properties svg:stroke-width="0.053cm" svg:stroke-color="#009900" draw:marker-start-width="0.358cm" draw:marker-end-width="0.358cm" draw:fill-color="#00cc00" draw:opacity="23%" draw:textarea-horizontal-align="justify" draw:textarea-vertical-align="middle" draw:auto-grow-height="false" fo:min-height="1.382cm" fo:min-width="4.412cm" fo:padding-top="0.151cm" fo:padding-bottom="0.151cm" fo:padding-left="0.276cm" fo:padding-right="0.276cm"/>
    </style:style>
    <style:style style:name="gr48" style:family="graphic" style:parent-style-name="standard">
      <style:graphic-properties draw:stroke="solid" draw:stroke-dash="Dashed_20__28_var_29_" svg:stroke-width="0.035cm" svg:stroke-color="#eeeeee" draw:marker-start-width="0.252cm" draw:marker-end-width="0.252cm" draw:fill="solid" draw:fill-color="#eeeeee" draw:fill-hatch-solid="false" draw:opacity="15%" draw:textarea-horizontal-align="justify" draw:textarea-vertical-align="middle" draw:auto-grow-height="false" fo:min-height="5.128cm" fo:min-width="32.668cm" fo:padding-top="0.142cm" fo:padding-bottom="0.142cm" fo:padding-left="0.267cm" fo:padding-right="0.267cm" draw:shadow="hidden" draw:shadow-offset-x="0.141cm" draw:shadow-offset-y="0.141cm" draw:shadow-opacity="47%"/>
    </style:style>
    <style:style style:name="gr49" style:family="graphic" style:parent-style-name="standard">
      <style:graphic-properties draw:stroke="solid" draw:stroke-dash="Dashed_20__28_var_29_" svg:stroke-width="0.035cm" svg:stroke-color="#eeeeee" draw:marker-start-width="0.252cm" draw:marker-end-width="0.252cm" draw:fill="solid" draw:fill-color="#eeeeee" draw:fill-hatch-solid="false" draw:opacity="15%" draw:textarea-horizontal-align="justify" draw:textarea-vertical-align="middle" draw:auto-grow-height="false" fo:min-height="5.128cm" fo:min-width="19.575cm" fo:padding-top="0.142cm" fo:padding-bottom="0.142cm" fo:padding-left="0.267cm" fo:padding-right="0.267cm" draw:shadow="hidden" draw:shadow-offset-x="0.141cm" draw:shadow-offset-y="0.141cm" draw:shadow-opacity="47%"/>
    </style:style>
    <style:style style:name="gr50" style:family="graphic" style:parent-style-name="standard">
      <style:graphic-properties svg:stroke-width="0.053cm" svg:stroke-color="#009900" draw:marker-start-width="0.358cm" draw:marker-end-width="0.358cm" draw:fill-color="#00cc00" draw:opacity="23%" draw:textarea-horizontal-align="justify" draw:textarea-vertical-align="middle" draw:auto-grow-height="false" fo:min-height="1.383cm" fo:min-width="4.486cm" fo:padding-top="0.151cm" fo:padding-bottom="0.151cm" fo:padding-left="0.276cm" fo:padding-right="0.276cm"/>
    </style:style>
    <style:style style:name="gr51" style:family="graphic" style:parent-style-name="standard">
      <style:graphic-properties draw:stroke="solid" draw:stroke-dash="Dashed_20__28_var_29_" svg:stroke-width="0.035cm" svg:stroke-color="#eeeeee" draw:marker-start-width="0.252cm" draw:marker-end-width="0.252cm" draw:fill="solid" draw:fill-color="#eeeeee" draw:fill-hatch-solid="false" draw:opacity="15%" draw:textarea-horizontal-align="justify" draw:textarea-vertical-align="middle" draw:auto-grow-height="false" fo:min-height="13.739cm" fo:min-width="18.75cm" fo:padding-top="0.142cm" fo:padding-bottom="0.142cm" fo:padding-left="0.267cm" fo:padding-right="0.267cm" draw:shadow="hidden" draw:shadow-offset-x="0.141cm" draw:shadow-offset-y="0.141cm" draw:shadow-opacity="47%"/>
    </style:style>
    <style:style style:name="gr52" style:family="graphic" style:parent-style-name="standard">
      <style:graphic-properties draw:stroke="dash" draw:stroke-dash="Fine_20_Dashed" svg:stroke-width="0.05cm" svg:stroke-color="#ff3333" draw:marker-start-width="0.355cm" draw:marker-end-width="0.355cm" draw:fill="none" draw:fill-color="#dddddd" draw:textarea-horizontal-align="justify" draw:textarea-vertical-align="middle" draw:auto-grow-height="false" fo:min-height="12.273cm" fo:min-width="5.374cm" fo:padding-top="0.15cm" fo:padding-bottom="0.15cm" fo:padding-left="0.275cm" fo:padding-right="0.275cm"/>
    </style:style>
    <style:style style:name="gr53" style:family="graphic" style:parent-style-name="standard">
      <style:graphic-properties svg:stroke-width="0.07cm" svg:stroke-color="#808080" draw:marker-start-width="0.43cm" draw:marker-end-width="0.43cm" draw:fill="solid" draw:fill-color="#dddddd" draw:opacity="70%" draw:textarea-vertical-align="middle" draw:auto-grow-height="false" fo:min-height="1.876cm" fo:min-width="1.705cm" fo:padding-top="0.16cm" fo:padding-bottom="0.16cm" fo:padding-left="0.285cm" fo:padding-right="0.285cm" draw:shadow-opacity="70%"/>
    </style:style>
    <style:style style:name="gr54" style:family="graphic" style:parent-style-name="standard">
      <style:graphic-properties draw:stroke-dash="Fine_20_Dashed" svg:stroke-width="0.071cm" svg:stroke-color="#00cc00" draw:marker-start-width="0.243cm" draw:marker-end-width="0.243cm" draw:fill="solid" draw:fill-color="#00cc00" draw:opacity="14%" draw:textarea-vertical-align="middle" draw:auto-grow-height="false" fo:min-height="1.876cm" fo:min-width="1.705cm" fo:padding-top="0.16cm" fo:padding-bottom="0.16cm" fo:padding-left="0.285cm" fo:padding-right="0.285cm" draw:shadow-opacity="100%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93cm" fo:min-width="0.446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73cm" fo:min-width="0.355cm"/>
    </style:style>
    <style:style style:name="gr57" style:family="graphic" style:parent-style-name="objectwithoutfill">
      <style:graphic-properties svg:stroke-width="0.07cm" svg:stroke-color="#00cc00" draw:marker-start-width="0.43cm" draw:marker-end="Rounded_20_large_20_Arrow" draw:marker-end-width="0.15cm" draw:fill="none" draw:textarea-vertical-align="middle" fo:padding-top="0.16cm" fo:padding-bottom="0.16cm" fo:padding-left="0.285cm" fo:padding-right="0.285cm"/>
    </style:style>
    <style:style style:name="gr58" style:family="graphic" style:parent-style-name="Objeto_20_sin_20_relleno_20_ni_20_línea">
      <style:graphic-properties draw:textarea-vertical-align="middle" draw:ole-draw-aspect="1" style:protect="size"/>
    </style:style>
    <style:style style:name="gr59" style:family="graphic" style:parent-style-name="standard">
      <style:graphic-properties svg:stroke-width="0.07cm" svg:stroke-color="#00cc00" draw:marker-start-width="0.415cm" draw:marker-end-width="0.415cm" draw:fill="none" draw:fill-color="#9999ff" draw:opacity="20%" draw:textarea-horizontal-align="justify" draw:textarea-vertical-align="middle" draw:auto-grow-height="false" fo:min-height="0.592cm" fo:min-width="0.342cm" fo:padding-top="0.16cm" fo:padding-bottom="0.16cm" fo:padding-left="0.285cm" fo:padding-right="0.285cm" draw:shadow-opacity="20%"/>
    </style:style>
    <style:style style:name="gr60" style:family="graphic" style:parent-style-name="objectwithoutfill">
      <style:graphic-properties svg:stroke-width="0.07cm" svg:stroke-color="#000000" draw:marker-start-width="0.43cm" draw:marker-end="" draw:marker-end-width="0.3cm" draw:fill="none" draw:textarea-vertical-align="middle" fo:padding-top="0.16cm" fo:padding-bottom="0.16cm" fo:padding-left="0.285cm" fo:padding-right="0.285cm"/>
    </style:style>
    <style:style style:name="gr61" style:family="graphic" style:parent-style-name="standard">
      <style:graphic-properties svg:stroke-width="0.07cm" svg:stroke-color="#808080" draw:marker-start-width="0.415cm" draw:marker-end-width="0.415cm" draw:fill="none" draw:fill-color="#ff950e" draw:opacity="30%" draw:textarea-horizontal-align="justify" draw:textarea-vertical-align="middle" draw:auto-grow-height="false" fo:min-height="0.592cm" fo:min-width="0.342cm" fo:padding-top="0.16cm" fo:padding-bottom="0.16cm" fo:padding-left="0.285cm" fo:padding-right="0.285cm" draw:shadow-opacity="30%"/>
    </style:style>
    <style:style style:name="gr62" style:family="graphic" style:parent-style-name="standard">
      <style:graphic-properties svg:stroke-width="0.07cm" svg:stroke-color="#808080" draw:marker-start-width="0.415cm" draw:marker-end-width="0.415cm" draw:fill="none" draw:fill-color="#ff950e" draw:opacity="30%" draw:textarea-horizontal-align="justify" draw:textarea-vertical-align="middle" draw:auto-grow-height="false" fo:min-height="0.601cm" fo:min-width="0.253cm" fo:padding-top="0.16cm" fo:padding-bottom="0.16cm" fo:padding-left="0.285cm" fo:padding-right="0.285cm" draw:shadow-opacity="30%"/>
    </style:style>
    <style:style style:name="gr63" style:family="graphic" style:parent-style-name="objectwithoutfill">
      <style:graphic-properties svg:stroke-width="0.07cm" svg:stroke-color="#000000" draw:marker-start-width="0.43cm" draw:marker-end="Rounded_20_large_20_Arrow" draw:marker-end-width="0.3cm" draw:fill="none" draw:textarea-vertical-align="middle" fo:padding-top="0.16cm" fo:padding-bottom="0.16cm" fo:padding-left="0.285cm" fo:padding-right="0.285cm"/>
    </style:style>
    <style:style style:name="gr64" style:family="graphic" style:parent-style-name="standard">
      <style:graphic-properties draw:stroke="dash" draw:stroke-dash="Fine_20_Dashed" svg:stroke-width="0.05cm" svg:stroke-color="#ff3333" draw:marker-start-width="0.355cm" draw:marker-end-width="0.355cm" draw:fill="none" draw:fill-color="#dddddd" draw:textarea-horizontal-align="justify" draw:textarea-vertical-align="middle" draw:auto-grow-height="false" fo:min-height="12.273cm" fo:min-width="6.623cm" fo:padding-top="0.15cm" fo:padding-bottom="0.15cm" fo:padding-left="0.275cm" fo:padding-right="0.275cm"/>
    </style:style>
    <style:style style:name="gr65" style:family="graphic" style:parent-style-name="standard">
      <style:graphic-properties draw:stroke="dash" draw:stroke-dash="Fine_20_Dashed" svg:stroke-width="0.05cm" svg:stroke-color="#ff3333" draw:marker-start-width="0.355cm" draw:marker-end-width="0.355cm" draw:fill="none" draw:fill-color="#dddddd" draw:textarea-horizontal-align="justify" draw:textarea-vertical-align="middle" draw:auto-grow-height="false" fo:min-height="12.273cm" fo:min-width="3.035cm" fo:padding-top="0.15cm" fo:padding-bottom="0.15cm" fo:padding-left="0.275cm" fo:padding-right="0.275cm"/>
    </style:style>
    <style:style style:name="gr66" style:family="graphic" style:parent-style-name="standard">
      <style:graphic-properties draw:stroke="none" draw:fill="none" fo:min-height="0.629cm"/>
    </style:style>
    <style:style style:name="gr67" style:family="graphic" style:parent-style-name="standard">
      <style:graphic-properties draw:stroke="solid" draw:stroke-dash="Dashed_20__28_var_29_" svg:stroke-width="0.035cm" svg:stroke-color="#eeeeee" draw:marker-start-width="0.252cm" draw:marker-end-width="0.252cm" draw:fill="solid" draw:fill-color="#eeeeee" draw:fill-hatch-solid="false" draw:opacity="15%" draw:textarea-horizontal-align="justify" draw:textarea-vertical-align="middle" draw:auto-grow-height="false" fo:min-height="8.893cm" fo:min-width="18.75cm" fo:padding-top="0.142cm" fo:padding-bottom="0.142cm" fo:padding-left="0.267cm" fo:padding-right="0.267cm" draw:shadow="hidden" draw:shadow-offset-x="0.141cm" draw:shadow-offset-y="0.141cm" draw:shadow-opacity="47%"/>
    </style:style>
    <style:style style:name="gr68" style:family="graphic" style:parent-style-name="standard">
      <style:graphic-properties draw:stroke="dash" draw:stroke-dash="Fine_20_Dashed" svg:stroke-width="0.05cm" svg:stroke-color="#ff3333" draw:marker-start-width="0.355cm" draw:marker-end-width="0.355cm" draw:fill="none" draw:fill-color="#dddddd" draw:textarea-horizontal-align="justify" draw:textarea-vertical-align="middle" draw:auto-grow-height="false" fo:min-height="7.562cm" fo:min-width="5.374cm" fo:padding-top="0.15cm" fo:padding-bottom="0.15cm" fo:padding-left="0.275cm" fo:padding-right="0.275cm"/>
    </style:style>
    <style:style style:name="gr69" style:family="graphic" style:parent-style-name="standard">
      <style:graphic-properties draw:stroke="dash" draw:stroke-dash="Fine_20_Dashed" svg:stroke-width="0.05cm" svg:stroke-color="#ff3333" draw:marker-start-width="0.355cm" draw:marker-end-width="0.355cm" draw:fill="none" draw:fill-color="#dddddd" draw:textarea-horizontal-align="justify" draw:textarea-vertical-align="middle" draw:auto-grow-height="false" fo:min-height="7.562cm" fo:min-width="6.623cm" fo:padding-top="0.15cm" fo:padding-bottom="0.15cm" fo:padding-left="0.275cm" fo:padding-right="0.275cm"/>
    </style:style>
    <style:style style:name="gr70" style:family="graphic" style:parent-style-name="standard">
      <style:graphic-properties draw:stroke="dash" draw:stroke-dash="Fine_20_Dashed" svg:stroke-width="0.05cm" svg:stroke-color="#ff3333" draw:marker-start-width="0.355cm" draw:marker-end-width="0.355cm" draw:fill="none" draw:fill-color="#dddddd" draw:textarea-horizontal-align="justify" draw:textarea-vertical-align="middle" draw:auto-grow-height="false" fo:min-height="7.542cm" fo:min-width="3.035cm" fo:padding-top="0.15cm" fo:padding-bottom="0.15cm" fo:padding-left="0.275cm" fo:padding-right="0.275cm"/>
    </style:style>
    <style:style style:name="gr71" style:family="graphic" style:parent-style-name="standard">
      <style:graphic-properties draw:stroke="none" draw:fill="none" fo:min-height="0.311cm"/>
    </style:style>
    <style:style style:name="gr72" style:family="graphic" style:parent-style-name="standard">
      <style:graphic-properties draw:stroke="solid" draw:stroke-dash="Dashed_20__28_var_29_" svg:stroke-width="0.035cm" svg:stroke-color="#eeeeee" draw:marker-start-width="0.252cm" draw:marker-end-width="0.252cm" draw:fill="solid" draw:fill-color="#eeeeee" draw:fill-hatch-solid="false" draw:opacity="15%" draw:textarea-horizontal-align="justify" draw:textarea-vertical-align="middle" draw:auto-grow-height="false" fo:min-height="6.437cm" fo:min-width="11.036cm" fo:padding-top="0.142cm" fo:padding-bottom="0.142cm" fo:padding-left="0.267cm" fo:padding-right="0.267cm" draw:shadow="hidden" draw:shadow-offset-x="0.141cm" draw:shadow-offset-y="0.141cm" draw:shadow-opacity="47%"/>
    </style:style>
    <style:style style:name="gr73" style:family="graphic" style:parent-style-name="standard">
      <style:graphic-properties svg:stroke-width="0.053cm" svg:stroke-color="#009900" draw:marker-start-width="0.358cm" draw:marker-end-width="0.358cm" draw:fill-color="#00cc00" draw:opacity="23%" draw:textarea-horizontal-align="justify" draw:textarea-vertical-align="middle" draw:auto-grow-height="false" fo:min-height="1.503cm" fo:min-width="2.843cm" fo:padding-top="0.151cm" fo:padding-bottom="0.151cm" fo:padding-left="0.276cm" fo:padding-right="0.276cm"/>
    </style:style>
    <style:style style:name="gr74" style:family="graphic" style:parent-style-name="standard">
      <style:graphic-properties svg:stroke-width="0.053cm" svg:stroke-color="#666666" draw:marker-start-width="0.358cm" draw:marker-end-width="0.358cm" draw:fill-color="#eeeeee" draw:textarea-horizontal-align="justify" draw:textarea-vertical-align="middle" draw:auto-grow-height="false" fo:min-height="0.443cm" fo:min-width="2.841cm" fo:padding-top="0.151cm" fo:padding-bottom="0.151cm" fo:padding-left="0.276cm" fo:padding-right="0.276cm"/>
    </style:style>
    <style:style style:name="gr75" style:family="graphic" style:parent-style-name="standard">
      <style:graphic-properties svg:stroke-width="0.053cm" svg:stroke-color="#009900" draw:marker-start-width="0.358cm" draw:marker-end-width="0.358cm" draw:fill-color="#00cc00" draw:opacity="23%" draw:textarea-horizontal-align="justify" draw:textarea-vertical-align="middle" draw:auto-grow-height="false" fo:min-height="4.958cm" fo:min-width="3.711cm" fo:padding-top="0.151cm" fo:padding-bottom="0.151cm" fo:padding-left="0.276cm" fo:padding-right="0.276cm"/>
    </style:style>
    <style:style style:name="gr76" style:family="graphic" style:parent-style-name="standard">
      <style:graphic-properties svg:stroke-width="0.053cm" svg:stroke-color="#666666" draw:marker-start-width="0.358cm" draw:marker-end-width="0.358cm" draw:fill-color="#eeeeee" draw:textarea-horizontal-align="justify" draw:textarea-vertical-align="middle" draw:auto-grow-height="false" fo:min-height="0.443cm" fo:min-width="3.71cm" fo:padding-top="0.151cm" fo:padding-bottom="0.151cm" fo:padding-left="0.276cm" fo:padding-right="0.276cm"/>
    </style:style>
    <style:style style:name="gr77" style:family="graphic" style:parent-style-name="objectwithoutfill">
      <style:graphic-properties svg:stroke-width="0.053cm" svg:stroke-color="#666666" draw:marker-start-width="0.279cm" draw:marker-end="" draw:marker-end-width="0.25cm" svg:stroke-linecap="round" draw:fill="none" draw:textarea-vertical-align="middle" fo:padding-top="0.151cm" fo:padding-bottom="0.151cm" fo:padding-left="0.276cm" fo:padding-right="0.276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79" style:family="graphic" style:parent-style-name="standard">
      <style:graphic-properties draw:stroke="solid" draw:stroke-dash="Dashed_20__28_var_29_" svg:stroke-width="0.035cm" svg:stroke-color="#eeeeee" draw:marker-start-width="0.252cm" draw:marker-end-width="0.252cm" draw:fill="solid" draw:fill-color="#eeeeee" draw:fill-hatch-solid="false" draw:opacity="15%" draw:textarea-horizontal-align="justify" draw:textarea-vertical-align="middle" draw:auto-grow-height="false" fo:min-height="6.437cm" fo:min-width="7.261cm" fo:padding-top="0.142cm" fo:padding-bottom="0.142cm" fo:padding-left="0.267cm" fo:padding-right="0.267cm" draw:shadow="hidden" draw:shadow-offset-x="0.141cm" draw:shadow-offset-y="0.141cm" draw:shadow-opacity="47%"/>
    </style:style>
    <style:style style:name="gr80" style:family="graphic" style:parent-style-name="standard">
      <style:graphic-properties svg:stroke-width="0.053cm" svg:stroke-color="#009900" draw:marker-start-width="0.358cm" draw:marker-end-width="0.358cm" draw:fill-color="#00cc00" draw:opacity="23%" draw:textarea-horizontal-align="justify" draw:textarea-vertical-align="middle" draw:auto-grow-height="false" fo:min-height="4.958cm" fo:min-width="6.204cm" fo:padding-top="0.151cm" fo:padding-bottom="0.151cm" fo:padding-left="0.276cm" fo:padding-right="0.276cm"/>
    </style:style>
    <style:style style:name="gr81" style:family="graphic" style:parent-style-name="standard">
      <style:graphic-properties svg:stroke-width="0.053cm" svg:stroke-color="#666666" draw:marker-start-width="0.358cm" draw:marker-end-width="0.358cm" draw:fill-color="#eeeeee" draw:textarea-horizontal-align="justify" draw:textarea-vertical-align="middle" draw:auto-grow-height="false" fo:min-height="0.443cm" fo:min-width="6.202cm" fo:padding-top="0.151cm" fo:padding-bottom="0.151cm" fo:padding-left="0.276cm" fo:padding-right="0.276cm"/>
    </style:style>
    <style:style style:name="gr82" style:family="graphic" style:parent-style-name="standard">
      <style:graphic-properties draw:stroke="solid" draw:stroke-dash="Dashed_20__28_var_29_" svg:stroke-width="0.035cm" svg:stroke-color="#eeeeee" draw:marker-start-width="0.252cm" draw:marker-end-width="0.252cm" draw:fill="solid" draw:fill-color="#eeeeee" draw:fill-hatch-solid="false" draw:opacity="15%" draw:textarea-horizontal-align="justify" draw:textarea-vertical-align="middle" draw:auto-grow-height="false" fo:min-height="10.085cm" fo:min-width="15.791cm" fo:padding-top="0.142cm" fo:padding-bottom="0.142cm" fo:padding-left="0.267cm" fo:padding-right="0.267cm" draw:shadow="hidden" draw:shadow-offset-x="0.141cm" draw:shadow-offset-y="0.141cm" draw:shadow-opacity="47%"/>
    </style:style>
    <style:style style:name="gr83" style:family="graphic" style:parent-style-name="standard">
      <style:graphic-properties svg:stroke-width="0.053cm" svg:stroke-color="#666666" draw:marker-start-width="0.358cm" draw:marker-end-width="0.358cm" draw:fill-color="#eeeeee" draw:textarea-horizontal-align="justify" draw:textarea-vertical-align="middle" draw:auto-grow-height="false" fo:min-height="1.116cm" fo:min-width="4.616cm" fo:padding-top="0.151cm" fo:padding-bottom="0.151cm" fo:padding-left="0.276cm" fo:padding-right="0.276cm"/>
    </style:style>
    <style:style style:name="gr84" style:family="graphic" style:parent-style-name="standard">
      <style:graphic-properties svg:stroke-width="0.053cm" svg:stroke-color="#666666" draw:marker-start-width="0.358cm" draw:marker-end-width="0.358cm" draw:fill-color="#eeeeee" draw:textarea-horizontal-align="justify" draw:textarea-vertical-align="middle" draw:auto-grow-height="false" fo:min-height="1.824cm" fo:min-width="5.945cm" fo:padding-top="0.151cm" fo:padding-bottom="0.151cm" fo:padding-left="0.276cm" fo:padding-right="0.276cm"/>
    </style:style>
    <style:style style:name="gr85" style:family="graphic" style:parent-style-name="standard">
      <style:graphic-properties svg:stroke-width="0.053cm" svg:stroke-color="#666666" draw:marker-start-width="0.358cm" draw:marker-end-width="0.358cm" draw:fill-color="#eeeeee" draw:textarea-horizontal-align="justify" draw:textarea-vertical-align="middle" draw:auto-grow-height="false" fo:min-height="1.824cm" fo:min-width="5.982cm" fo:padding-top="0.151cm" fo:padding-bottom="0.151cm" fo:padding-left="0.276cm" fo:padding-right="0.276cm"/>
    </style:style>
    <style:style style:name="P1" style:family="paragraph">
      <loext:graphic-properties draw:fill="solid" draw:fill-color="#eeeeee" draw:fill-hatch-solid="false" draw:opacity="15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eeeeee"/>
      <style:paragraph-properties fo:text-align="center"/>
      <style:text-properties style:font-name="Arial" fo:font-size="13pt"/>
    </style:style>
    <style:style style:name="P4" style:family="paragraph">
      <loext:graphic-properties draw:fill="none"/>
      <style:paragraph-properties fo:text-align="center"/>
      <style:text-properties fo:font-size="13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dddddd" draw:opacity="100%"/>
      <style:paragraph-properties fo:text-align="center"/>
    </style:style>
    <style:style style:name="P7" style:family="paragraph">
      <loext:graphic-properties draw:fill-color="#dddddd"/>
      <style:paragraph-properties fo:text-align="center"/>
    </style:style>
    <style:style style:name="P8" style:family="paragraph">
      <loext:graphic-properties draw:fill-color="#00cc00" draw:opacity="23%"/>
      <style:paragraph-properties fo:text-align="center"/>
      <style:text-properties style:font-name="Arial" fo:font-size="13pt"/>
    </style:style>
    <style:style style:name="P9" style:family="paragraph">
      <loext:graphic-properties draw:fill-color="#dddddd" draw:opacity="100%"/>
      <style:paragraph-properties fo:text-align="center"/>
      <style:text-properties style:font-name="Arial"/>
    </style:style>
    <style:style style:name="P10" style:family="paragraph">
      <loext:graphic-properties draw:fill-color="#eeeeee"/>
      <style:paragraph-properties fo:text-align="center"/>
    </style:style>
    <style:style style:name="P11" style:family="paragraph">
      <loext:graphic-properties draw:fill-color="#000000"/>
      <style:paragraph-properties fo:text-align="center"/>
    </style:style>
    <style:style style:name="P12" style:family="paragraph">
      <style:paragraph-properties fo:margin-left="0cm" fo:margin-right="0cm" fo:text-align="center" fo:text-indent="0cm"/>
    </style:style>
    <style:style style:name="P13" style:family="paragraph">
      <loext:graphic-properties draw:fill-color="#999999" draw:opacity="15%"/>
      <style:paragraph-properties fo:margin-left="0cm" fo:margin-right="0cm" fo:text-align="center" fo:text-indent="0cm"/>
      <style:text-properties style:font-name="Arial" fo:font-size="10pt" style:letter-kerning="true" style:font-name-asian="Noto Sans CJK SC Regular" style:font-size-asian="10pt" style:font-name-complex="FreeSans" style:font-size-complex="10pt"/>
    </style:style>
    <style:style style:name="P14" style:family="paragraph">
      <loext:graphic-properties draw:fill-color="#00cc00" draw:opacity="23%"/>
      <style:paragraph-properties fo:margin-left="0cm" fo:margin-right="0cm" fo:text-align="center" fo:text-indent="0cm"/>
      <style:text-properties style:font-name="Arial" fo:font-size="10pt" fo:font-weight="normal" style:letter-kerning="true" style:font-name-asian="Noto Sans CJK SC Regular" style:font-size-asian="10pt" style:font-weight-asian="normal" style:font-name-complex="FreeSans" style:font-size-complex="10pt" style:font-weight-complex="normal"/>
    </style:style>
    <style:style style:name="P15" style:family="paragraph">
      <loext:graphic-properties draw:fill-color="#00cc00" draw:opacity="23%"/>
      <style:paragraph-properties fo:margin-left="0cm" fo:margin-right="0cm" fo:text-align="center" fo:text-indent="0cm"/>
      <style:text-properties style:font-name="Arial" fo:font-size="10pt" style:letter-kerning="true" style:font-name-asian="Noto Sans CJK SC Regular" style:font-size-asian="10pt" style:font-name-complex="FreeSans" style:font-size-complex="10pt"/>
    </style:style>
    <style:style style:name="P16" style:family="paragraph">
      <loext:graphic-properties draw:fill-color="#00cc00" draw:opacity="23%"/>
      <style:paragraph-properties fo:margin-left="0cm" fo:margin-right="0cm" fo:text-align="center" fo:text-indent="0cm"/>
      <style:text-properties style:font-name="Arial" fo:font-size="10pt" style:font-size-asian="10pt" style:font-size-complex="10pt"/>
    </style:style>
    <style:style style:name="P17" style:family="paragraph">
      <loext:graphic-properties draw:fill-color="#999999" draw:opacity="15%"/>
      <style:paragraph-properties fo:margin-left="0cm" fo:margin-right="0cm" fo:text-align="center" fo:text-indent="0cm"/>
      <style:text-properties style:font-name="Arial" fo:font-size="10pt" fo:font-weight="normal" style:letter-kerning="true" style:font-name-asian="Noto Sans CJK SC Regular" style:font-size-asian="10pt" style:font-weight-asian="normal" style:font-name-complex="FreeSans" style:font-size-complex="10pt" style:font-weight-complex="normal"/>
    </style:style>
    <style:style style:name="P18" style:family="paragraph">
      <loext:graphic-properties draw:fill="none" draw:fill-color="#dddddd"/>
      <style:paragraph-properties fo:text-align="center"/>
    </style:style>
    <style:style style:name="P19" style:family="paragraph">
      <loext:graphic-properties draw:fill="solid" draw:fill-color="#dddddd" draw:opacity="70%"/>
      <style:paragraph-properties fo:text-align="center"/>
    </style:style>
    <style:style style:name="P20" style:family="paragraph">
      <loext:graphic-properties draw:fill="solid" draw:fill-color="#00cc00" draw:opacity="14%"/>
      <style:paragraph-properties fo:text-align="center"/>
      <style:text-properties style:font-name="Arial" fo:font-size="10pt" style:font-size-asian="10pt" style:font-size-complex="10pt"/>
    </style:style>
    <style:style style:name="P21" style:family="paragraph">
      <loext:graphic-properties draw:fill="none" draw:fill-color="#ffffff"/>
      <style:text-properties fo:color="#000000" style:font-name="Times New Roman" fo:font-size="22pt" style:font-size-asian="22pt" style:font-size-complex="22pt"/>
    </style:style>
    <style:style style:name="P22" style:family="paragraph">
      <loext:graphic-properties draw:fill="none" draw:fill-color="#ffffff"/>
      <style:text-properties fo:color="#000000" style:font-name="Times New Roman" fo:font-size="24pt" fo:font-style="italic" style:font-size-asian="24pt" style:font-style-asian="italic" style:font-size-complex="24pt" style:font-style-complex="italic"/>
    </style:style>
    <style:style style:name="P23" style:family="paragraph">
      <loext:graphic-properties draw:fill="none" draw:fill-color="#9999ff" draw:opacity="20%"/>
      <style:paragraph-properties fo:text-align="center"/>
    </style:style>
    <style:style style:name="P24" style:family="paragraph">
      <loext:graphic-properties draw:fill="none" draw:fill-color="#ff950e" draw:opacity="30%"/>
      <style:paragraph-properties fo:text-align="center"/>
    </style:style>
    <style:style style:name="P25" style:family="paragraph">
      <loext:graphic-properties draw:fill="none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26" style:family="paragraph">
      <loext:graphic-properties draw:fill-color="#00cc00" draw:opacity="23%"/>
      <style:paragraph-properties fo:text-align="center"/>
      <style:text-properties style:font-name="Arial" fo:font-size="14pt" fo:font-weight="normal"/>
    </style:style>
    <style:style style:name="P27" style:family="paragraph">
      <loext:graphic-properties draw:fill-color="#eeeeee"/>
      <style:paragraph-properties fo:text-align="center"/>
      <style:text-properties style:font-name="Arial" fo:font-size="13pt" fo:font-weight="bold" style:font-weight-asian="bold" style:font-weight-complex="bold"/>
    </style:style>
    <style:style style:name="P28" style:family="paragraph">
      <loext:graphic-properties draw:fill="none" draw:fill-color="#ffffff"/>
    </style:style>
    <style:style style:name="T1" style:family="text">
      <style:text-properties style:font-name="Arial" fo:font-size="13pt"/>
    </style:style>
    <style:style style:name="T2" style:family="text">
      <style:text-properties fo:color="#009900" style:font-name="Arial" fo:font-size="13pt" fo:font-weight="bold" style:font-weight-asian="bold" style:font-weight-complex="bold"/>
    </style:style>
    <style:style style:name="T3" style:family="text">
      <style:text-properties style:font-name="Arial" fo:font-size="10pt" style:letter-kerning="true" style:font-name-asian="Noto Sans CJK SC Regular" style:font-size-asian="10pt" style:font-name-complex="FreeSans" style:font-size-complex="10pt"/>
    </style:style>
    <style:style style:name="T4" style:family="text">
      <style:text-properties style:font-name="Arial" fo:font-size="10pt" fo:font-weight="normal" style:letter-kerning="true" style:font-name-asian="Noto Sans CJK SC Regular" style:font-size-asian="10pt" style:font-weight-asian="normal" style:font-name-complex="FreeSans" style:font-size-complex="10pt" style:font-weight-complex="normal"/>
    </style:style>
    <style:style style:name="T5" style:family="text">
      <style:text-properties fo:color="#000000" style:font-name="Times New Roman" fo:font-size="22pt" style:font-size-asian="22pt" style:font-size-complex="22pt"/>
    </style:style>
    <style:style style:name="T6" style:family="text">
      <style:text-properties fo:color="#000000" style:font-name="Times New Roman" fo:font-size="24pt" fo:font-style="italic" style:font-size-asian="24pt" style:font-style-asian="italic" style:font-size-complex="24pt" style:font-style-complex="italic"/>
    </style:style>
    <style:style style:name="T7" style:family="text">
      <style:text-properties style:font-name="Arial" fo:font-size="14pt" style:letter-kerning="true" style:font-name-asian="Noto Sans CJK SC Regular" style:font-size-asian="14pt" style:font-name-complex="FreeSans" style:font-size-complex="14pt"/>
    </style:style>
    <style:style style:name="T8" style:family="text">
      <style:text-properties style:font-name="Arial" fo:font-size="14pt" style:text-underline-style="solid" style:text-underline-width="auto" style:text-underline-color="font-color" fo:font-weight="normal"/>
    </style:style>
    <style:style style:name="T9" style:family="text">
      <style:text-properties style:font-name="Arial" fo:font-size="14pt" fo:font-weight="normal"/>
    </style:style>
    <style:style style:name="T10" style:family="text">
      <style:text-properties style:font-name="Arial" fo:font-size="13pt" fo:font-weight="bold" style:font-weight-asian="bold" style:font-weight-complex="bold"/>
    </style:style>
    <style:style style:name="T11" style:family="text">
      <style:text-properties style:font-name="Arial" fo:font-size="14pt" style:text-underline-style="none" fo:font-weight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20.07cm" svg:height="9.145cm" svg:x="0.439cm" svg:y="13.5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9.3cm" svg:height="7.7cm" svg:x="1cm" svg:y="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1" draw:id="id1" draw:layer="layout" svg:width="4.5cm" svg:height="1.131cm" svg:x="2.2cm" svg:y="2.3cm">
          <text:p text:style-name="P2"><text:span text:style-name="T1">Seleção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6.7cm" svg:y1="2.865cm" svg:x2="10.6cm" svg:y2="2.865cm" draw:start-shape="id1" draw:end-shape="id2" draw:end-glue-point="3" svg:d="M6700 2865h3900" svg:viewBox="0 0 3901 1">
          <text:p/>
        </draw:connector>
        <draw:custom-shape draw:style-name="gr5" draw:text-style-name="P3" xml:id="id2" draw:id="id2" draw:layer="layout" svg:width="4.9cm" svg:height="1.131cm" svg:x="10.6cm" svg:y="2.3cm">
          <text:p text:style-name="P2"><text:span text:style-name="T1">Pré-processamen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3" draw:id="id3" draw:layer="layout" svg:width="4.5cm" svg:height="1.131cm" svg:x="15.6cm" svg:y="4.931cm">
          <text:p text:style-name="P2"><text:span text:style-name="T1">Transformação</text:span></text:p>
          <draw:enhanced-geometry svg:viewBox="0 0 21600 21600" draw:type="rectangle" draw:enhanced-path="M 0 0 L 21600 0 21600 21600 0 21600 0 0 Z N"/>
        </draw:custom-shape>
        <draw:custom-shape draw:style-name="gr6" draw:text-style-name="P3" xml:id="id4" draw:id="id4" draw:layer="layout" svg:width="5.2cm" svg:height="1.1cm" svg:x="10.45cm" svg:y="7.331cm">
          <text:p text:style-name="P2"><text:span text:style-name="T1">Mineração de dados</text:span></text:p>
          <draw:enhanced-geometry svg:viewBox="0 0 21600 21600" draw:type="rectangle" draw:enhanced-path="M 0 0 L 21600 0 21600 21600 0 21600 0 0 Z N"/>
        </draw:custom-shape>
        <draw:custom-shape draw:style-name="gr7" draw:text-style-name="P3" xml:id="id5" draw:id="id5" draw:layer="layout" svg:width="6.3cm" svg:height="1.1cm" svg:x="1.3cm" svg:y="7.331cm">
          <text:p text:style-name="P2"><text:span text:style-name="T1">Avaliação e interpretação</text:span></text:p>
          <draw:enhanced-geometry svg:viewBox="0 0 21600 21600" draw:type="rectangle" draw:enhanced-path="M 0 0 L 21600 0 21600 21600 0 21600 0 0 Z N"/>
        </draw:custom-shape>
        <draw:connector draw:style-name="gr8" draw:text-style-name="P5" draw:layer="layout" svg:x1="15.5cm" svg:y1="2.865cm" svg:x2="17.85cm" svg:y2="4.931cm" draw:start-shape="id2" draw:start-glue-point="1" draw:end-shape="id3" draw:end-glue-point="0" svg:d="M15500 2865h2350v2066" svg:viewBox="0 0 2351 2067">
          <text:p/>
        </draw:connector>
        <draw:connector draw:style-name="gr8" draw:text-style-name="P5" draw:layer="layout" svg:x1="17.85cm" svg:y1="6.062cm" svg:x2="15.65cm" svg:y2="7.881cm" draw:start-shape="id3" draw:start-glue-point="2" draw:end-shape="id4" draw:end-glue-point="1" svg:d="M17850 6062v1819h-2200" svg:viewBox="0 0 2201 1820">
          <text:p/>
        </draw:connector>
        <draw:connector draw:style-name="gr4" draw:text-style-name="P4" draw:layer="layout" draw:type="line" svg:x1="10.45cm" svg:y1="7.881cm" svg:x2="7.6cm" svg:y2="7.881cm" draw:start-shape="id4" draw:end-shape="id5" draw:end-glue-point="1" svg:d="M10450 7881h-2850" svg:viewBox="0 0 2851 1">
          <text:p/>
        </draw:connector>
        <draw:connector draw:style-name="gr9" draw:text-style-name="P5" draw:layer="layout" draw:type="curve" draw:line-skew="0.31cm" svg:x1="4.45cm" svg:y1="8.431cm" svg:x2="13.05cm" svg:y2="8.431cm" draw:start-shape="id5" draw:start-glue-point="2" draw:end-shape="id4" svg:d="M4450 8431c0 1255 8600 1255 8600 0" svg:viewBox="0 0 8601 942">
          <text:p/>
        </draw:connector>
        <draw:connector draw:style-name="gr10" draw:text-style-name="P5" draw:layer="layout" draw:type="curve" svg:x1="4.45cm" svg:y1="7.331cm" svg:x2="15.6cm" svg:y2="5.496cm" draw:start-shape="id5" draw:start-glue-point="0" draw:end-shape="id3" draw:end-glue-point="3" svg:d="M4450 7331c0-1224 3716-1835 11150-1835" svg:viewBox="0 0 11151 1836">
          <text:p/>
        </draw:connector>
        <draw:connector draw:style-name="gr10" draw:text-style-name="P5" draw:layer="layout" draw:type="curve" svg:x1="4.45cm" svg:y1="7.331cm" svg:x2="13.05cm" svg:y2="3.431cm" draw:start-shape="id5" draw:end-shape="id2" draw:end-glue-point="2" svg:d="M4450 7331c0-2925 8600-975 8600-3900" svg:viewBox="0 0 8601 3901">
          <text:p/>
        </draw:connector>
        <draw:connector draw:style-name="gr10" draw:text-style-name="P5" draw:layer="layout" draw:type="curve" svg:x1="4.45cm" svg:y1="7.331cm" svg:x2="4.45cm" svg:y2="3.431cm" draw:start-shape="id5" draw:end-shape="id1" draw:end-glue-point="2" svg:d="M4450 7331v-3900" svg:viewBox="0 0 1 3901">
          <text:p/>
        </draw:connector>
        <draw:custom-shape draw:style-name="gr11" draw:text-style-name="P3" draw:layer="layout" svg:width="6.25cm" svg:height="1.974cm" svg:x="4.303cm" svg:y="13.853cm">
          <text:p text:style-name="P2"><text:span text:style-name="T2">Amostragem</text:span></text:p>
          <text:p text:style-name="P2"><text:span text:style-name="T1">(Gerar uma amostra representativa de dados)</text:span>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5.85cm" svg:height="1.8cm" svg:x="13.45cm" svg:y="15.51cm">
          <text:p text:style-name="P2"><text:span text:style-name="T2">Explorar</text:span></text:p>
          <text:p text:style-name="P2"><text:span text:style-name="T1">(Visualização e descrição básica dos dados)</text:span></text:p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7.4cm" svg:height="1.8cm" svg:x="12.732cm" svg:y="20.113cm">
          <text:p text:style-name="P2"><text:span text:style-name="T2">Modificar</text:span></text:p>
          <text:p text:style-name="P2"><text:span text:style-name="T1">(Selecionar variáveis, transformar representações variáveis)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7.9cm" svg:height="1.8cm" svg:x="2.805cm" svg:y="20.689cm">
          <text:p text:style-name="P2"><text:span text:style-name="T2">Modelagem</text:span></text:p>
          <text:p text:style-name="P2"><text:span text:style-name="T1">(Uso de vários modelos estatísticos e de aprendizado de máquina)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7.334cm" svg:height="1.8cm" svg:x="0.824cm" svg:y="17.2cm">
          <text:p text:style-name="P2"><text:span text:style-name="T2">Avaliação</text:span></text:p>
          <text:p text:style-name="P2"><text:span text:style-name="T1">(Avaliar a precisão <text:s/>da usabilidade do modelo proposto)</text:span></text:p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5.915cm" svg:height="5.915cm" draw:transform="rotate (-1.25663706143592) translate (12.99cm 14.653cm)">
          <text:p/>
          <draw:enhanced-geometry svg:viewBox="0 0 21600 21600" draw:mirror-horizontal="false" draw:mirror-vertical="false" draw:text-areas="0 0 21600 21600" draw:type="circular-arrow" draw:modifiers="-68.375210729522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7" draw:text-style-name="P6" draw:layer="layout" svg:width="5.915cm" svg:height="5.915cm" svg:x="8.134cm" svg:y="15.422cm">
          <text:p/>
          <draw:enhanced-geometry svg:viewBox="0 0 21600 21600" draw:mirror-horizontal="false" draw:mirror-vertical="false" draw:text-areas="0 0 21600 21600" draw:type="circular-arrow" draw:modifiers="-68.375210729522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7" draw:text-style-name="P6" draw:layer="layout" svg:width="5.915cm" svg:height="5.915cm" draw:transform="rotate (1.25663706143592) translate (7.365cm 20.278cm)">
          <text:p/>
          <draw:enhanced-geometry svg:viewBox="0 0 21600 21600" draw:mirror-horizontal="false" draw:mirror-vertical="false" draw:text-areas="0 0 21600 21600" draw:type="circular-arrow" draw:modifiers="-68.375210729522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7" draw:text-style-name="P6" draw:layer="layout" svg:width="5.915cm" svg:height="5.915cm" draw:transform="rotate (2.51327412287183) translate (11.555cm 22.713cm)">
          <text:p/>
          <draw:enhanced-geometry svg:viewBox="0 0 21600 21600" draw:mirror-horizontal="false" draw:mirror-vertical="false" draw:text-areas="0 0 21600 21600" draw:type="circular-arrow" draw:modifiers="-68.375210729522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7" draw:text-style-name="P6" draw:layer="layout" svg:width="5.915cm" svg:height="5.915cm" draw:transform="rotate (-2.51327412287183) translate (15.222cm 19.033cm)">
          <text:p/>
          <draw:enhanced-geometry svg:viewBox="0 0 21600 21600" draw:mirror-horizontal="false" draw:mirror-vertical="false" draw:text-areas="0 0 21600 21600" draw:type="circular-arrow" draw:modifiers="-68.375210729522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6" draw:text-style-name="P6" draw:layer="layout" svg:width="5.915cm" svg:height="5.915cm" draw:transform="rotate (-1.25663706143592) translate (12.99cm 14.653cm)">
          <text:p/>
          <draw:enhanced-geometry svg:viewBox="0 0 21600 21600" draw:mirror-horizontal="false" draw:mirror-vertical="false" draw:text-areas="0 0 21600 21600" draw:type="circular-arrow" draw:modifiers="-55.2293155862705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polyline draw:style-name="gr18" draw:text-style-name="P5" draw:layer="layout" svg:width="1.342cm" svg:height="0.802cm" draw:transform="skewX (-0.144164196214732) rotate (-0.753284105160753) translate (12.93704099883cm 18.3351626214174cm)" svg:viewBox="0 0 1343 803" draw:points="0,803 1172,803 1343,0">
          <text:p/>
        </draw:polyline>
        <draw:polygon draw:style-name="gr19" draw:text-style-name="P7" draw:layer="layout" svg:width="2.815cm" svg:height="1.368cm" svg:x="11.923cm" svg:y="18.41cm" svg:viewBox="0 0 2816 1369" draw:points="0,0 2816,0 1415,1369 522,532">
          <text:p/>
        </draw:polygon>
      </draw:page>
      <draw:page draw:name="page2" draw:style-name="dp1" draw:master-page-name="Padrão">
        <draw:custom-shape draw:style-name="gr20" draw:text-style-name="P1" draw:layer="layout" svg:width="15.097cm" svg:height="9.474cm" svg:x="3.326cm" svg:y="2.0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3" xml:id="id6" draw:id="id6" draw:layer="layout" svg:width="3.758cm" svg:height="1.417cm" svg:x="3.608cm" svg:y="4.717cm">
          <draw:glue-point draw:id="4" svg:x="5.002cm" svg:y="-2.328cm"/>
          <draw:glue-point draw:id="5" svg:x="5.002cm" svg:y="2.851cm"/>
          <text:p text:style-name="P2"><text:span text:style-name="T1">Compreensão do projeto</text:span></text:p>
          <draw:enhanced-geometry svg:viewBox="0 0 21600 21600" draw:type="rectangle" draw:enhanced-path="M 0 0 L 21600 0 21600 21600 0 21600 0 0 Z N"/>
        </draw:custom-shape>
        <draw:custom-shape draw:style-name="gr22" draw:text-style-name="P3" xml:id="id7" draw:id="id7" draw:layer="layout" svg:width="3.612cm" svg:height="1.435cm" svg:x="9.891cm" svg:y="2.3cm">
          <text:p text:style-name="P2"><text:span text:style-name="T1">Análise dos dad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draw:type="line" svg:x1="5.487cm" svg:y1="4.717cm" svg:x2="9.891cm" svg:y2="3.017cm" draw:start-shape="id6" draw:start-glue-point="0" draw:end-shape="id7" svg:d="M5487 4717l4404-1700" svg:viewBox="0 0 4405 1701">
          <text:p/>
        </draw:connector>
        <draw:connector draw:style-name="gr10" draw:text-style-name="P5" draw:layer="layout" draw:type="curve" svg:x1="11.697cm" svg:y1="9.99cm" svg:x2="7.366cm" svg:y2="5.828cm" draw:start-shape="id8" draw:start-glue-point="0" draw:end-shape="id6" draw:end-glue-point="5" svg:d="M11697 9990c0-2775-1443-4162-4331-4162" svg:viewBox="0 0 4332 4163">
          <text:p/>
        </draw:connector>
        <draw:custom-shape draw:style-name="gr23" draw:text-style-name="P3" xml:id="id9" draw:id="id9" draw:layer="layout" svg:width="3.63cm" svg:height="1.418cm" svg:x="14.478cm" svg:y="5.083cm">
          <draw:glue-point draw:id="4" svg:x="-2.234cm" svg:y="5.119cm"/>
          <draw:glue-point draw:id="5" svg:x="2.561cm" svg:y="5.035cm"/>
          <text:p text:style-name="P2"><text:span text:style-name="T1"/></text:p>
          <text:p text:style-name="P2"><text:span text:style-name="T1">Preparação dos dados</text:span></text:p>
          <text:p text:style-name="P2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3" xml:id="id10" draw:id="id10" draw:layer="layout" svg:width="3.647cm" svg:height="1.131cm" svg:x="14.478cm" svg:y="8.177cm">
          <draw:glue-point draw:id="4" svg:x="-2.278cm" svg:y="-4.907cm"/>
          <draw:glue-point draw:id="5" svg:x="2.495cm" svg:y="-4.907cm"/>
          <text:p text:style-name="P2"><text:span text:style-name="T1">Modelad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xml:id="id8" draw:id="id8" draw:layer="layout" svg:width="4.9cm" svg:height="1.131cm" svg:x="9.247cm" svg:y="9.99cm">
          <text:p text:style-name="P2"><text:span text:style-name="T1">Avaliaçã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3" xml:id="id11" draw:id="id11" draw:layer="layout" svg:width="4.285cm" svg:height="1.131cm" svg:x="3.768cm" svg:y="7.641cm">
          <text:p text:style-name="P2"><text:span text:style-name="T1">Desenvolvimen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draw:type="line" svg:x1="15.483cm" svg:y1="6.501cm" svg:x2="15.471cm" svg:y2="8.188cm" draw:start-shape="id9" draw:start-glue-point="4" draw:end-shape="id10" draw:end-glue-point="4" svg:d="M15483 6501l-12 1687" svg:viewBox="0 0 13 1688">
          <text:p/>
        </draw:connector>
        <draw:connector draw:style-name="gr10" draw:text-style-name="P5" draw:layer="layout" draw:type="curve" svg:x1="17.21cm" svg:y1="8.188cm" svg:x2="17.222cm" svg:y2="6.501cm" draw:start-shape="id10" draw:start-glue-point="5" draw:end-shape="id9" draw:end-glue-point="5" svg:d="M17210 8188c0-1273 12-430 12-1687" svg:viewBox="0 0 13 1688">
          <text:p/>
        </draw:connector>
        <draw:connector draw:style-name="gr4" draw:text-style-name="P4" draw:layer="layout" draw:type="line" svg:x1="13.503cm" svg:y1="3.017cm" svg:x2="16.293cm" svg:y2="5.083cm" draw:start-shape="id7" draw:end-shape="id9" draw:end-glue-point="0" svg:d="M13503 3017l2790 2066" svg:viewBox="0 0 2791 2067">
          <text:p/>
        </draw:connector>
        <draw:connector draw:style-name="gr10" draw:text-style-name="P5" draw:layer="layout" draw:type="curve" svg:x1="11.697cm" svg:y1="3.735cm" svg:x2="7.366cm" svg:y2="5.096cm" draw:start-shape="id7" draw:start-glue-point="2" draw:end-shape="id6" draw:end-glue-point="4" svg:d="M11697 3735c0 908-1443 1361-4331 1361" svg:viewBox="0 0 4332 1362">
          <text:p/>
        </draw:connector>
        <draw:connector draw:style-name="gr4" draw:text-style-name="P4" draw:layer="layout" draw:type="line" svg:x1="16.301cm" svg:y1="9.308cm" svg:x2="14.147cm" svg:y2="10.555cm" draw:start-shape="id10" draw:start-glue-point="2" draw:end-shape="id8" draw:end-glue-point="1" svg:d="M16301 9308l-2154 1247" svg:viewBox="0 0 2155 1248">
          <text:p/>
        </draw:connector>
        <draw:connector draw:style-name="gr4" draw:text-style-name="P4" draw:layer="layout" draw:type="line" svg:x1="9.247cm" svg:y1="10.555cm" svg:x2="5.91cm" svg:y2="8.772cm" draw:start-shape="id8" draw:end-shape="id11" draw:end-glue-point="2" svg:d="M9247 10555l-3337-1783" svg:viewBox="0 0 3338 1784">
          <text:p/>
        </draw:connector>
        <draw:custom-shape draw:style-name="gr26" draw:text-style-name="P1" draw:layer="layout" svg:width="25.608cm" svg:height="5.412cm" svg:x="-0.425cm" svg:y="15.1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8" xml:id="id14" draw:id="id14" draw:layer="layout" svg:width="5.032cm" svg:height="1.735cm" svg:x="-0.197cm" svg:y="18.531cm">
          <draw:glue-point draw:id="4" svg:x="5.002cm" svg:y="-2.328cm"/>
          <draw:glue-point draw:id="5" svg:x="5.002cm" svg:y="2.851cm"/>
          <text:p text:style-name="P2"><text:span text:style-name="T1">Determinar os objetivos do projeto</text:span></text:p>
          <draw:enhanced-geometry svg:viewBox="0 0 21600 21600" draw:type="rectangle" draw:enhanced-path="M 0 0 L 21600 0 21600 21600 0 21600 0 0 Z N"/>
        </draw:custom-shape>
        <draw:custom-shape draw:style-name="gr28" draw:text-style-name="P3" xml:id="id16" draw:id="id16" draw:layer="layout" svg:width="3.91cm" svg:height="1.388cm" svg:x="9.73cm" svg:y="15.545cm">
          <text:p text:style-name="P2"><text:span text:style-name="T1">Compreensão do proje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8" xml:id="id12" draw:id="id12" draw:layer="layout" svg:width="4.361cm" svg:height="1.685cm" svg:x="7.114cm" svg:y="18.556cm">
          <draw:glue-point draw:id="4" svg:x="5.002cm" svg:y="-2.328cm"/>
          <draw:glue-point draw:id="5" svg:x="5.002cm" svg:y="2.851cm"/>
          <text:p text:style-name="P2"><text:span text:style-name="T1">Avaliar a situação</text:span></text:p>
          <draw:enhanced-geometry svg:viewBox="0 0 21600 21600" draw:type="rectangle" draw:enhanced-path="M 0 0 L 21600 0 21600 21600 0 21600 0 0 Z N"/>
        </draw:custom-shape>
        <draw:custom-shape draw:style-name="gr30" draw:text-style-name="P8" xml:id="id13" draw:id="id13" draw:layer="layout" svg:width="5.418cm" svg:height="1.684cm" svg:x="13.484cm" svg:y="18.556cm">
          <draw:glue-point draw:id="4" svg:x="5.002cm" svg:y="-2.328cm"/>
          <draw:glue-point draw:id="5" svg:x="5.002cm" svg:y="2.851cm"/>
          <text:p text:style-name="P2"><text:span text:style-name="T1">Determinar o objetivo da mineração de dados</text:span></text:p>
          <draw:enhanced-geometry svg:viewBox="0 0 21600 21600" draw:type="rectangle" draw:enhanced-path="M 0 0 L 21600 0 21600 21600 0 21600 0 0 Z N"/>
        </draw:custom-shape>
        <draw:custom-shape draw:style-name="gr31" draw:text-style-name="P8" xml:id="id15" draw:id="id15" draw:layer="layout" svg:width="4.131cm" svg:height="1.684cm" svg:x="20.694cm" svg:y="18.556cm">
          <draw:glue-point draw:id="4" svg:x="5.002cm" svg:y="-2.328cm"/>
          <draw:glue-point draw:id="5" svg:x="5.002cm" svg:y="2.851cm"/>
          <text:p text:style-name="P2"><text:span text:style-name="T1">Realizar um plano do projeto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11.475cm" svg:y1="19.398cm" svg:x2="13.484cm" svg:y2="19.398cm" draw:start-shape="id12" draw:start-glue-point="1" draw:end-shape="id13" svg:d="M11475 19398h2009" svg:viewBox="0 0 2010 1">
          <text:p/>
        </draw:connector>
        <draw:connector draw:style-name="gr4" draw:text-style-name="P4" draw:layer="layout" draw:type="line" svg:x1="4.835cm" svg:y1="19.398cm" svg:x2="7.114cm" svg:y2="19.398cm" draw:start-shape="id14" draw:start-glue-point="1" draw:end-shape="id12" draw:end-glue-point="3" svg:d="M4835 19398h2279" svg:viewBox="0 0 2280 1">
          <text:p/>
        </draw:connector>
        <draw:connector draw:style-name="gr4" draw:text-style-name="P4" draw:layer="layout" draw:type="line" svg:x1="18.902cm" svg:y1="19.398cm" svg:x2="20.694cm" svg:y2="19.398cm" draw:start-shape="id13" draw:end-shape="id15" draw:end-glue-point="3" svg:d="M18902 19398h1792" svg:viewBox="0 0 1793 1">
          <text:p/>
        </draw:connector>
        <draw:connector draw:style-name="gr32" draw:text-style-name="P5" draw:layer="layout" svg:x1="11.685cm" svg:y1="16.933cm" svg:x2="2.319cm" svg:y2="18.531cm" draw:start-shape="id16" draw:start-glue-point="2" draw:end-shape="id14" svg:d="M11685 16933v799h-9366v799" svg:viewBox="0 0 9367 1599">
          <text:p/>
        </draw:connector>
        <draw:connector draw:style-name="gr32" draw:text-style-name="P5" draw:layer="layout" svg:x1="11.685cm" svg:y1="16.933cm" svg:x2="9.294cm" svg:y2="18.556cm" draw:start-shape="id16" draw:start-glue-point="2" draw:end-shape="id12" draw:end-glue-point="0" svg:d="M11685 16933v811h-2391v812" svg:viewBox="0 0 2392 1624">
          <text:p/>
        </draw:connector>
        <draw:connector draw:style-name="gr32" draw:text-style-name="P5" draw:layer="layout" svg:x1="11.685cm" svg:y1="16.933cm" svg:x2="16.193cm" svg:y2="18.556cm" draw:start-shape="id16" draw:start-glue-point="2" draw:end-shape="id13" svg:d="M11685 16933v812h4508v811" svg:viewBox="0 0 4509 1624">
          <text:p/>
        </draw:connector>
        <draw:connector draw:style-name="gr32" draw:text-style-name="P5" draw:layer="layout" svg:x1="11.685cm" svg:y1="16.933cm" svg:x2="22.759cm" svg:y2="18.556cm" draw:start-shape="id16" draw:start-glue-point="2" draw:end-shape="id15" svg:d="M11685 16933v812h11074v811" svg:viewBox="0 0 11075 1624">
          <text:p/>
        </draw:connector>
      </draw:page>
      <draw:page draw:name="page3" draw:style-name="dp1" draw:master-page-name="Padrão">
        <draw:custom-shape draw:style-name="gr33" draw:text-style-name="P1" draw:layer="layout" svg:width="21.1cm" svg:height="9.7cm" svg:x="0cm" svg:y="0.8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9" xml:id="id17" draw:id="id17" draw:layer="layout" svg:width="1.4cm" svg:height="1.4cm" svg:x="2.75cm" svg:y="2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0" xml:id="id18" draw:id="id18" draw:layer="layout" svg:width="0.4cm" svg:height="1.7cm" svg:x="6.35cm" svg:y="2.5cm">
          <text:p/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4.15cm" svg:y1="3.35cm" svg:x2="6.35cm" svg:y2="3.35cm" draw:start-shape="id17" draw:start-glue-point="10" draw:end-shape="id18" draw:end-glue-point="3" svg:d="M4150 3350h2200" svg:viewBox="0 0 2201 1">
          <text:p/>
        </draw:connector>
        <draw:custom-shape draw:style-name="gr34" draw:text-style-name="P9" xml:id="id19" draw:id="id19" draw:layer="layout" svg:width="1.4cm" svg:height="1.4cm" svg:x="8.75cm" svg:y="2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line" svg:x1="6.75cm" svg:y1="3.35cm" svg:x2="8.75cm" svg:y2="3.35cm" draw:start-shape="id18" draw:start-glue-point="1" draw:end-shape="id19" draw:end-glue-point="6" svg:d="M6750 3350h2000" svg:viewBox="0 0 2001 1">
          <text:p/>
        </draw:connector>
        <draw:custom-shape draw:style-name="gr36" draw:text-style-name="P11" draw:layer="layout" svg:width="0.3cm" svg:height="0.3cm" svg:x="3.3cm" svg:y="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3" draw:layer="layout" svg:width="3.3cm" svg:height="0.9cm" svg:x="4.9cm" svg:y="1.5cm">
          <text:p text:style-name="P12"><text:span text:style-name="T3">Requisição HTTP</text:span></text:p>
          <draw:enhanced-geometry svg:viewBox="0 0 21600 21600" draw:mirror-horizontal="false" draw:mirror-vertical="false" draw:text-areas="0 0 21600 ?f0" draw:type="down-arrow-callout" draw:modifiers="16349.833518313 10194.7288700394 16349.833518313 10194.7288700394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34" draw:text-style-name="P9" xml:id="id21" draw:id="id21" draw:layer="layout" svg:width="1.4cm" svg:height="1.4cm" svg:x="8.7cm" svg:y="7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line" svg:x1="12.9cm" svg:y1="7.75cm" svg:x2="10.1cm" svg:y2="7.75cm" draw:start-shape="id20" draw:start-glue-point="3" draw:end-shape="id21" svg:d="M12900 7750h-2800" svg:viewBox="0 0 2801 1">
          <text:p/>
        </draw:connector>
        <draw:custom-shape draw:style-name="gr38" draw:text-style-name="P14" draw:layer="layout" svg:width="4cm" svg:height="1cm" svg:x="16.6cm" svg:y="2.851cm">
          <text:p text:style-name="P12"><text:span text:style-name="T4">Armazenamento no Banco de dados.</text:span></text:p>
          <draw:enhanced-geometry svg:viewBox="0 0 21600 21600" draw:text-areas="?f0 0 21600 21600" draw:type="left-arrow-callout" draw:modifiers="1627.50548646672 7799.00166389351 1564.3013899049 7799.00166389351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  <draw:connector draw:style-name="gr4" draw:text-style-name="P5" draw:layer="layout" draw:type="line" svg:x1="10.15cm" svg:y1="3.35cm" svg:x2="12.9cm" svg:y2="3.35cm" draw:start-shape="id19" draw:start-glue-point="10" draw:end-shape="id22" draw:end-glue-point="3" svg:d="M10150 3350h2750" svg:viewBox="0 0 2751 1">
          <text:p/>
        </draw:connector>
        <draw:custom-shape draw:style-name="gr35" draw:text-style-name="P10" xml:id="id22" draw:id="id22" draw:layer="layout" svg:width="0.4cm" svg:height="1.7cm" svg:x="12.9cm" svg:y="2.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4" draw:layer="layout" svg:width="2.6cm" svg:height="1.1cm" svg:x="8.1cm" svg:y="4.2cm">
          <text:p text:style-name="P12"><text:span text:style-name="T4">Páginas web de artigos</text:span></text:p>
          <draw:enhanced-geometry svg:viewBox="0 0 21600 21600" draw:text-areas="0 ?f0 21600 21600" draw:type="up-arrow-callout" draw:modifiers="4963.86344712739 9209.68858131488 4963.86344712739 9209.68858131488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$2" draw:handle-range-y-maximum="216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custom-shape draw:style-name="gr40" draw:text-style-name="P13" draw:layer="layout" svg:width="3.6cm" svg:height="1.2cm" svg:x="11.3cm" svg:y="1.2cm">
          <text:p text:style-name="P12"><text:span text:style-name="T3">Minerar o conteúdo das páginas web</text:span></text:p>
          <draw:enhanced-geometry svg:viewBox="0 0 21600 21600" draw:mirror-horizontal="false" draw:mirror-vertical="false" draw:text-areas="0 0 21600 ?f0" draw:type="down-arrow-callout" draw:modifiers="17406.4239828694 10131.1857817273 17406.4239828694 10137.1841155235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34" draw:text-style-name="P9" xml:id="id23" draw:id="id23" draw:layer="layout" svg:width="1.4cm" svg:height="1.4cm" svg:x="15.05cm" svg:y="2.6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line" svg:x1="13.3cm" svg:y1="3.35cm" svg:x2="15.05cm" svg:y2="3.351cm" draw:start-shape="id22" draw:start-glue-point="1" draw:end-shape="id23" draw:end-glue-point="6" svg:d="M13300 3350l1750 1" svg:viewBox="0 0 1751 2">
          <text:p/>
        </draw:connector>
        <draw:custom-shape draw:style-name="gr34" draw:text-style-name="P9" xml:id="id24" draw:id="id24" draw:layer="layout" svg:width="1.4cm" svg:height="1.4cm" svg:x="17.95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line" svg:x1="17.95cm" svg:y1="8.2cm" svg:x2="13.3cm" svg:y2="8.199cm" draw:start-shape="id24" draw:start-glue-point="6" draw:end-shape="id20" draw:end-glue-point="5" svg:d="M17950 8200l-4650-1" svg:viewBox="0 0 4651 2">
          <text:p/>
        </draw:connector>
        <draw:custom-shape draw:style-name="gr35" draw:text-style-name="P10" xml:id="id20" draw:id="id20" draw:layer="layout" svg:width="0.4cm" svg:height="1.7cm" svg:x="12.9cm" svg:y="6.9cm">
          <draw:glue-point draw:id="4" svg:x="5cm" svg:y="-2.647cm"/>
          <draw:glue-point draw:id="5" svg:x="5cm" svg:y="2.647cm"/>
          <text:p/>
          <draw:enhanced-geometry svg:viewBox="0 0 21600 21600" draw:type="rectangle" draw:enhanced-path="M 0 0 L 21600 0 21600 21600 0 21600 0 0 Z N"/>
        </draw:custom-shape>
        <draw:connector draw:style-name="gr8" draw:text-style-name="P5" draw:layer="layout" svg:x1="15.75cm" svg:y1="4.051cm" svg:x2="13.3cm" svg:y2="7.301cm" draw:start-shape="id23" draw:start-glue-point="8" draw:end-shape="id20" draw:end-glue-point="4" svg:d="M15750 4051v3250h-2450" svg:viewBox="0 0 2451 3251">
          <text:p/>
        </draw:connector>
        <draw:connector draw:style-name="gr8" draw:text-style-name="P5" draw:layer="layout" draw:line-skew="0cm 0.558cm" svg:x1="12.9cm" svg:y1="7.75cm" svg:x2="18.65cm" svg:y2="8.9cm" draw:start-shape="id20" draw:start-glue-point="3" draw:end-shape="id24" draw:end-glue-point="8" svg:d="M12900 7750h-527v2250h6277v-1100" svg:viewBox="0 0 6278 2251">
          <text:p/>
        </draw:connector>
        <draw:custom-shape draw:style-name="gr36" draw:text-style-name="P11" draw:layer="layout" svg:width="0.3cm" svg:height="0.3cm" svg:x="18.5cm" svg:y="8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5" draw:layer="layout" svg:width="4.1cm" svg:height="1.4cm" svg:x="16.6cm" svg:y="6cm">
          <text:p text:style-name="P12"><text:span text:style-name="T3">Banco de dados de web logs da Wikipédia</text:span></text:p>
          <draw:enhanced-geometry svg:viewBox="0 0 21600 21600" draw:mirror-horizontal="false" draw:mirror-vertical="false" draw:text-areas="0 0 21600 ?f0" draw:type="down-arrow-callout" draw:modifiers="17498.2787340366 10131.1857817273 17498.2787340366 10131.1857817273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42" draw:text-style-name="P14" draw:layer="layout" svg:width="3.2cm" svg:height="1.1cm" svg:x="7.8cm" svg:y="8.6cm">
          <text:p text:style-name="P12"><text:span text:style-name="T4">Resposta à busca preparada</text:span></text:p>
          <draw:enhanced-geometry svg:viewBox="0 0 21600 21600" draw:text-areas="0 ?f0 21600 21600" draw:type="up-arrow-callout" draw:modifiers="4082.59783513739 9909.97027830316 4082.59783513739 9909.97027830316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$2" draw:handle-range-y-maximum="216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custom-shape draw:style-name="gr43" draw:text-style-name="P16" draw:layer="layout" svg:width="2.4cm" svg:height="1.6cm" svg:x="0.2cm" svg:y="2.6cm">
          <text:p text:style-name="P12"><text:span text:style-name="T4">Usuário utilizando o sistema</text:span></text:p>
          <draw:enhanced-geometry svg:viewBox="0 0 21600 21600" draw:text-areas="0 0 ?f0 21600" draw:type="right-arrow-callout" draw:modifiers="19016.9566827101 8283.82261086821 19016.9566827101 8283.82261086821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35" draw:text-style-name="P10" xml:id="id25" draw:id="id25" draw:layer="layout" svg:width="0.4cm" svg:height="1.7cm" svg:x="4.85cm" svg:y="6.9cm">
          <text:p/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8.7cm" svg:y1="7.75cm" svg:x2="5.25cm" svg:y2="7.75cm" draw:start-shape="id21" draw:start-glue-point="6" draw:end-shape="id25" draw:end-glue-point="1" svg:d="M8700 7750h-3450" svg:viewBox="0 0 3451 1">
          <text:p/>
        </draw:connector>
        <draw:connector draw:style-name="gr8" draw:text-style-name="P5" draw:layer="layout" svg:x1="4.85cm" svg:y1="7.75cm" svg:x2="3.45cm" svg:y2="4.05cm" draw:start-shape="id25" draw:start-glue-point="3" draw:end-shape="id17" draw:end-glue-point="8" svg:d="M4850 7750h-1400v-3700" svg:viewBox="0 0 1401 3701">
          <text:p/>
        </draw:connector>
        <draw:custom-shape draw:style-name="gr44" draw:text-style-name="P17" draw:layer="layout" svg:width="3.7cm" svg:height="1.2cm" svg:x="3.2cm" svg:y="8.8cm">
          <text:p text:style-name="P12"><text:span text:style-name="T3">Mostrar o conteúdo para o usuário</text:span></text:p>
          <draw:enhanced-geometry svg:viewBox="0 0 21600 21600" draw:text-areas="0 ?f0 21600 21600" draw:type="up-arrow-callout" draw:modifiers="4082.59783513739 9909.97027830316 4082.59783513739 9909.97027830316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$2" draw:handle-range-y-maximum="216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custom-shape draw:style-name="gr45" draw:text-style-name="P13" draw:layer="layout" svg:width="3cm" svg:height="1.6cm" svg:x="11.6cm" svg:y="5.2cm">
          <text:p text:style-name="P12"><text:span text:style-name="T3">Aplicar técnicas de aprendizado de máquina</text:span></text:p>
          <draw:enhanced-geometry svg:viewBox="0 0 21600 21600" draw:mirror-horizontal="false" draw:mirror-vertical="false" draw:text-areas="0 0 21600 ?f0" draw:type="down-arrow-callout" draw:modifiers="18969.144284822 9954.28190603132 19036.6021236727 9954.28190603132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27" draw:text-style-name="P8" draw:layer="layout" svg:width="5.032cm" svg:height="1.735cm" svg:x="2.787cm" svg:y="14.449cm">
          <draw:glue-point draw:id="4" svg:x="5.002cm" svg:y="-2.328cm"/>
          <draw:glue-point draw:id="5" svg:x="5.002cm" svg:y="2.851cm"/>
          <text:p text:style-name="P2"><text:span text:style-name="T1">Determinar os objetivos do projeto</text:span>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Padrão">
        <draw:custom-shape draw:style-name="gr46" draw:text-style-name="P1" draw:layer="layout" svg:width="26.517cm" svg:height="5.412cm" svg:x="0.268cm" svg:y="1.4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8" xml:id="id28" draw:id="id28" draw:layer="layout" svg:width="5.032cm" svg:height="1.735cm" svg:x="0.496cm" svg:y="4.842cm">
          <draw:glue-point draw:id="4" svg:x="5.002cm" svg:y="-2.328cm"/>
          <draw:glue-point draw:id="5" svg:x="5.002cm" svg:y="2.851cm"/>
          <text:p text:style-name="P2"><text:span text:style-name="T1">Coletar dados iniciais</text:span></text:p>
          <draw:enhanced-geometry svg:viewBox="0 0 21600 21600" draw:type="rectangle" draw:enhanced-path="M 0 0 L 21600 0 21600 21600 0 21600 0 0 Z N"/>
        </draw:custom-shape>
        <draw:custom-shape draw:style-name="gr28" draw:text-style-name="P3" xml:id="id30" draw:id="id30" draw:layer="layout" svg:width="3.91cm" svg:height="1.388cm" svg:x="10.423cm" svg:y="1.856cm">
          <text:p text:style-name="P2"><text:span text:style-name="T1">Compreensão dos dad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8" xml:id="id26" draw:id="id26" draw:layer="layout" svg:width="4.361cm" svg:height="1.685cm" svg:x="7.807cm" svg:y="4.867cm">
          <draw:glue-point draw:id="4" svg:x="5.002cm" svg:y="-2.328cm"/>
          <draw:glue-point draw:id="5" svg:x="5.002cm" svg:y="2.851cm"/>
          <text:p text:style-name="P2"><text:span text:style-name="T1">Descrever os dados.</text:span></text:p>
          <draw:enhanced-geometry svg:viewBox="0 0 21600 21600" draw:type="rectangle" draw:enhanced-path="M 0 0 L 21600 0 21600 21600 0 21600 0 0 Z N"/>
        </draw:custom-shape>
        <draw:custom-shape draw:style-name="gr30" draw:text-style-name="P8" xml:id="id27" draw:id="id27" draw:layer="layout" svg:width="5.418cm" svg:height="1.684cm" svg:x="14.177cm" svg:y="4.867cm">
          <draw:glue-point draw:id="4" svg:x="5.002cm" svg:y="-2.328cm"/>
          <draw:glue-point draw:id="5" svg:x="5.002cm" svg:y="2.851cm"/>
          <text:p text:style-name="P2"><text:span text:style-name="T1">Exploração dos dados</text:span></text:p>
          <draw:enhanced-geometry svg:viewBox="0 0 21600 21600" draw:type="rectangle" draw:enhanced-path="M 0 0 L 21600 0 21600 21600 0 21600 0 0 Z N"/>
        </draw:custom-shape>
        <draw:custom-shape draw:style-name="gr47" draw:text-style-name="P8" xml:id="id29" draw:id="id29" draw:layer="layout" svg:width="4.964cm" svg:height="1.684cm" svg:x="21.387cm" svg:y="4.867cm">
          <draw:glue-point draw:id="4" svg:x="5.002cm" svg:y="-2.328cm"/>
          <draw:glue-point draw:id="5" svg:x="5.002cm" svg:y="2.851cm"/>
          <text:p text:style-name="P2"><text:span text:style-name="T1">Verificação da qualidade dos dados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12.168cm" svg:y1="5.709cm" svg:x2="14.177cm" svg:y2="5.709cm" draw:start-shape="id26" draw:start-glue-point="1" draw:end-shape="id27" svg:d="M12168 5709h2009" svg:viewBox="0 0 2010 1">
          <text:p/>
        </draw:connector>
        <draw:connector draw:style-name="gr4" draw:text-style-name="P4" draw:layer="layout" draw:type="line" svg:x1="5.528cm" svg:y1="5.709cm" svg:x2="7.807cm" svg:y2="5.709cm" draw:start-shape="id28" draw:start-glue-point="1" draw:end-shape="id26" draw:end-glue-point="3" svg:d="M5528 5709h2279" svg:viewBox="0 0 2280 1">
          <text:p/>
        </draw:connector>
        <draw:connector draw:style-name="gr4" draw:text-style-name="P4" draw:layer="layout" draw:type="line" svg:x1="19.595cm" svg:y1="5.709cm" svg:x2="21.387cm" svg:y2="5.709cm" draw:start-shape="id27" draw:end-shape="id29" draw:end-glue-point="3" svg:d="M19595 5709h1792" svg:viewBox="0 0 1793 1">
          <text:p/>
        </draw:connector>
        <draw:connector draw:style-name="gr32" draw:text-style-name="P5" draw:layer="layout" svg:x1="12.378cm" svg:y1="3.244cm" svg:x2="3.012cm" svg:y2="4.842cm" draw:start-shape="id30" draw:start-glue-point="2" draw:end-shape="id28" svg:d="M12378 3244v799h-9366v799" svg:viewBox="0 0 9367 1599">
          <text:p/>
        </draw:connector>
        <draw:connector draw:style-name="gr32" draw:text-style-name="P5" draw:layer="layout" svg:x1="12.378cm" svg:y1="3.244cm" svg:x2="9.987cm" svg:y2="4.867cm" draw:start-shape="id30" draw:start-glue-point="2" draw:end-shape="id26" draw:end-glue-point="0" svg:d="M12378 3244v811h-2391v812" svg:viewBox="0 0 2392 1624">
          <text:p/>
        </draw:connector>
        <draw:connector draw:style-name="gr32" draw:text-style-name="P5" draw:layer="layout" svg:x1="12.378cm" svg:y1="3.244cm" svg:x2="16.886cm" svg:y2="4.867cm" draw:start-shape="id30" draw:start-glue-point="2" draw:end-shape="id27" svg:d="M12378 3244v812h4508v811" svg:viewBox="0 0 4509 1624">
          <text:p/>
        </draw:connector>
        <draw:connector draw:style-name="gr32" draw:text-style-name="P5" draw:layer="layout" svg:x1="12.378cm" svg:y1="3.244cm" svg:x2="23.869cm" svg:y2="4.867cm" draw:start-shape="id30" draw:start-glue-point="2" draw:end-shape="id29" svg:d="M12378 3244v812h11491v811" svg:viewBox="0 0 11492 1624">
          <text:p/>
        </draw:connector>
        <draw:custom-shape draw:style-name="gr48" draw:text-style-name="P1" draw:layer="layout" svg:width="33.202cm" svg:height="5.412cm" svg:x="-2.699cm" svg:y="7.2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8" xml:id="id33" draw:id="id33" draw:layer="layout" svg:width="5.032cm" svg:height="1.735cm" svg:x="-2.471cm" svg:y="10.595cm">
          <draw:glue-point draw:id="4" svg:x="5.002cm" svg:y="-2.328cm"/>
          <draw:glue-point draw:id="5" svg:x="5.002cm" svg:y="2.851cm"/>
          <text:p text:style-name="P2"><text:span text:style-name="T1">Selecionar os dados.</text:span></text:p>
          <draw:enhanced-geometry svg:viewBox="0 0 21600 21600" draw:type="rectangle" draw:enhanced-path="M 0 0 L 21600 0 21600 21600 0 21600 0 0 Z N"/>
        </draw:custom-shape>
        <draw:custom-shape draw:style-name="gr28" draw:text-style-name="P3" xml:id="id35" draw:id="id35" draw:layer="layout" svg:width="3.91cm" svg:height="1.388cm" svg:x="11.964cm" svg:y="7.609cm">
          <text:p text:style-name="P2"><text:span text:style-name="T1">Preparação dos dad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8" xml:id="id31" draw:id="id31" draw:layer="layout" svg:width="4.361cm" svg:height="1.685cm" svg:x="4.84cm" svg:y="10.62cm">
          <draw:glue-point draw:id="4" svg:x="5.002cm" svg:y="-2.328cm"/>
          <draw:glue-point draw:id="5" svg:x="5.002cm" svg:y="2.851cm"/>
          <text:p text:style-name="P2"><text:span text:style-name="T1">Limpar os dados.</text:span></text:p>
          <draw:enhanced-geometry svg:viewBox="0 0 21600 21600" draw:type="rectangle" draw:enhanced-path="M 0 0 L 21600 0 21600 21600 0 21600 0 0 Z N"/>
        </draw:custom-shape>
        <draw:custom-shape draw:style-name="gr30" draw:text-style-name="P8" xml:id="id32" draw:id="id32" draw:layer="layout" svg:width="5.418cm" svg:height="1.684cm" svg:x="11.21cm" svg:y="10.62cm">
          <draw:glue-point draw:id="4" svg:x="5.002cm" svg:y="-2.328cm"/>
          <draw:glue-point draw:id="5" svg:x="5.002cm" svg:y="2.851cm"/>
          <text:p text:style-name="P2"><text:span text:style-name="T1">Construir os dados.</text:span></text:p>
          <draw:enhanced-geometry svg:viewBox="0 0 21600 21600" draw:type="rectangle" draw:enhanced-path="M 0 0 L 21600 0 21600 21600 0 21600 0 0 Z N"/>
        </draw:custom-shape>
        <draw:custom-shape draw:style-name="gr47" draw:text-style-name="P8" xml:id="id34" draw:id="id34" draw:layer="layout" svg:width="4.964cm" svg:height="1.684cm" svg:x="18.42cm" svg:y="10.62cm">
          <draw:glue-point draw:id="4" svg:x="5.002cm" svg:y="-2.328cm"/>
          <draw:glue-point draw:id="5" svg:x="5.002cm" svg:y="2.851cm"/>
          <text:p text:style-name="P2"><text:span text:style-name="T1">Integrar os dados.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9.201cm" svg:y1="11.462cm" svg:x2="11.21cm" svg:y2="11.462cm" draw:start-shape="id31" draw:start-glue-point="1" draw:end-shape="id32" svg:d="M9201 11462h2009" svg:viewBox="0 0 2010 1">
          <text:p/>
        </draw:connector>
        <draw:connector draw:style-name="gr4" draw:text-style-name="P4" draw:layer="layout" draw:type="line" svg:x1="2.561cm" svg:y1="11.462cm" svg:x2="4.84cm" svg:y2="11.462cm" draw:start-shape="id33" draw:start-glue-point="1" draw:end-shape="id31" draw:end-glue-point="3" svg:d="M2561 11462h2279" svg:viewBox="0 0 2280 1">
          <text:p/>
        </draw:connector>
        <draw:connector draw:style-name="gr4" draw:text-style-name="P4" draw:layer="layout" draw:type="line" svg:x1="16.628cm" svg:y1="11.462cm" svg:x2="18.42cm" svg:y2="11.462cm" draw:start-shape="id32" draw:end-shape="id34" draw:end-glue-point="3" svg:d="M16628 11462h1792" svg:viewBox="0 0 1793 1">
          <text:p/>
        </draw:connector>
        <draw:connector draw:style-name="gr32" draw:text-style-name="P5" draw:layer="layout" svg:x1="13.919cm" svg:y1="8.997cm" svg:x2="0.045cm" svg:y2="10.595cm" draw:start-shape="id35" draw:start-glue-point="2" draw:end-shape="id33" svg:d="M13919 8997v799h-13874v799" svg:viewBox="0 0 13875 1599">
          <text:p/>
        </draw:connector>
        <draw:connector draw:style-name="gr32" draw:text-style-name="P5" draw:layer="layout" svg:x1="13.919cm" svg:y1="8.997cm" svg:x2="7.02cm" svg:y2="10.62cm" draw:start-shape="id35" draw:start-glue-point="2" draw:end-shape="id31" draw:end-glue-point="0" svg:d="M13919 8997v811h-6899v812" svg:viewBox="0 0 6900 1624">
          <text:p/>
        </draw:connector>
        <draw:connector draw:style-name="gr32" draw:text-style-name="P5" draw:layer="layout" svg:x1="13.919cm" svg:y1="8.997cm" svg:x2="13.919cm" svg:y2="10.62cm" draw:start-shape="id35" draw:start-glue-point="2" draw:end-shape="id32" svg:d="M13919 8997v1623" svg:viewBox="0 0 1 1624">
          <text:p/>
        </draw:connector>
        <draw:connector draw:style-name="gr32" draw:text-style-name="P5" draw:layer="layout" svg:x1="13.919cm" svg:y1="8.997cm" svg:x2="20.902cm" svg:y2="10.62cm" draw:start-shape="id35" draw:start-glue-point="2" draw:end-shape="id34" svg:d="M13919 8997v812h6983v811" svg:viewBox="0 0 6984 1624">
          <text:p/>
        </draw:connector>
        <draw:custom-shape draw:style-name="gr47" draw:text-style-name="P8" xml:id="id36" draw:id="id36" draw:layer="layout" svg:width="4.964cm" svg:height="1.684cm" svg:x="25.193cm" svg:y="10.62cm">
          <draw:glue-point draw:id="4" svg:x="5.002cm" svg:y="-2.328cm"/>
          <draw:glue-point draw:id="5" svg:x="5.002cm" svg:y="2.851cm"/>
          <text:p text:style-name="P2"><text:span text:style-name="T1">Formatar os dados.</text:span></text:p>
          <draw:enhanced-geometry svg:viewBox="0 0 21600 21600" draw:type="rectangle" draw:enhanced-path="M 0 0 L 21600 0 21600 21600 0 21600 0 0 Z N"/>
        </draw:custom-shape>
        <draw:connector draw:style-name="gr32" draw:text-style-name="P5" draw:layer="layout" svg:x1="13.919cm" svg:y1="8.997cm" svg:x2="27.675cm" svg:y2="10.62cm" draw:start-shape="id35" draw:start-glue-point="2" draw:end-shape="id36" draw:end-glue-point="0" svg:d="M13919 8997v812h13756v811" svg:viewBox="0 0 13757 1624">
          <text:p/>
        </draw:connector>
        <draw:connector draw:style-name="gr4" draw:text-style-name="P4" draw:layer="layout" draw:type="line" svg:x1="23.389cm" svg:y1="11.462cm" svg:x2="25.193cm" svg:y2="11.462cm" draw:end-shape="id36" draw:end-glue-point="3" svg:d="M23389 11462h1804" svg:viewBox="0 0 1805 1">
          <text:p/>
        </draw:connector>
        <draw:custom-shape draw:style-name="gr26" draw:text-style-name="P1" draw:layer="layout" svg:width="25.608cm" svg:height="5.412cm" svg:x="0.28cm" svg:y="-4.4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8" xml:id="id39" draw:id="id39" draw:layer="layout" svg:width="5.032cm" svg:height="1.735cm" svg:x="0.508cm" svg:y="-1.058cm">
          <draw:glue-point draw:id="4" svg:x="5.002cm" svg:y="-2.328cm"/>
          <draw:glue-point draw:id="5" svg:x="5.002cm" svg:y="2.851cm"/>
          <text:p text:style-name="P2"><text:span text:style-name="T1">Determinar os objetivos do projeto</text:span></text:p>
          <draw:enhanced-geometry svg:viewBox="0 0 21600 21600" draw:type="rectangle" draw:enhanced-path="M 0 0 L 21600 0 21600 21600 0 21600 0 0 Z N"/>
        </draw:custom-shape>
        <draw:custom-shape draw:style-name="gr28" draw:text-style-name="P3" xml:id="id41" draw:id="id41" draw:layer="layout" svg:width="3.91cm" svg:height="1.388cm" svg:x="10.435cm" svg:y="-4.044cm">
          <text:p text:style-name="P2"><text:span text:style-name="T1">Compreensão do proje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8" xml:id="id37" draw:id="id37" draw:layer="layout" svg:width="4.361cm" svg:height="1.685cm" svg:x="7.819cm" svg:y="-1.033cm">
          <draw:glue-point draw:id="4" svg:x="5.002cm" svg:y="-2.328cm"/>
          <draw:glue-point draw:id="5" svg:x="5.002cm" svg:y="2.851cm"/>
          <text:p text:style-name="P2"><text:span text:style-name="T1">Avaliar a situação</text:span></text:p>
          <draw:enhanced-geometry svg:viewBox="0 0 21600 21600" draw:type="rectangle" draw:enhanced-path="M 0 0 L 21600 0 21600 21600 0 21600 0 0 Z N"/>
        </draw:custom-shape>
        <draw:custom-shape draw:style-name="gr30" draw:text-style-name="P8" xml:id="id38" draw:id="id38" draw:layer="layout" svg:width="5.418cm" svg:height="1.684cm" svg:x="14.189cm" svg:y="-1.033cm">
          <draw:glue-point draw:id="4" svg:x="5.002cm" svg:y="-2.328cm"/>
          <draw:glue-point draw:id="5" svg:x="5.002cm" svg:y="2.851cm"/>
          <text:p text:style-name="P2"><text:span text:style-name="T1">Determinar o objetivo da mineração de dados</text:span></text:p>
          <draw:enhanced-geometry svg:viewBox="0 0 21600 21600" draw:type="rectangle" draw:enhanced-path="M 0 0 L 21600 0 21600 21600 0 21600 0 0 Z N"/>
        </draw:custom-shape>
        <draw:custom-shape draw:style-name="gr31" draw:text-style-name="P8" xml:id="id40" draw:id="id40" draw:layer="layout" svg:width="4.131cm" svg:height="1.684cm" svg:x="21.399cm" svg:y="-1.033cm">
          <draw:glue-point draw:id="4" svg:x="5.002cm" svg:y="-2.328cm"/>
          <draw:glue-point draw:id="5" svg:x="5.002cm" svg:y="2.851cm"/>
          <text:p text:style-name="P2"><text:span text:style-name="T1">Realizar um plano do projeto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12.18cm" svg:y1="-0.191cm" svg:x2="14.189cm" svg:y2="-0.191cm" draw:start-shape="id37" draw:start-glue-point="1" draw:end-shape="id38" svg:d="M12180-191h2009" svg:viewBox="0 0 2010 1">
          <text:p/>
        </draw:connector>
        <draw:connector draw:style-name="gr4" draw:text-style-name="P4" draw:layer="layout" draw:type="line" svg:x1="5.54cm" svg:y1="-0.191cm" svg:x2="7.819cm" svg:y2="-0.191cm" draw:start-shape="id39" draw:start-glue-point="1" draw:end-shape="id37" draw:end-glue-point="3" svg:d="M5540-191h2279" svg:viewBox="0 0 2280 1">
          <text:p/>
        </draw:connector>
        <draw:connector draw:style-name="gr4" draw:text-style-name="P4" draw:layer="layout" draw:type="line" svg:x1="19.607cm" svg:y1="-0.191cm" svg:x2="21.399cm" svg:y2="-0.191cm" draw:start-shape="id38" draw:end-shape="id40" draw:end-glue-point="3" svg:d="M19607-191h1792" svg:viewBox="0 0 1793 1">
          <text:p/>
        </draw:connector>
        <draw:connector draw:style-name="gr32" draw:text-style-name="P5" draw:layer="layout" svg:x1="12.39cm" svg:y1="-2.656cm" svg:x2="3.024cm" svg:y2="-1.058cm" draw:start-shape="id41" draw:start-glue-point="2" draw:end-shape="id39" svg:d="M12390-2656v799h-9366v799" svg:viewBox="0 0 9367 1599">
          <text:p/>
        </draw:connector>
        <draw:connector draw:style-name="gr32" draw:text-style-name="P5" draw:layer="layout" svg:x1="12.39cm" svg:y1="-2.656cm" svg:x2="9.999cm" svg:y2="-1.033cm" draw:start-shape="id41" draw:start-glue-point="2" draw:end-shape="id37" draw:end-glue-point="0" svg:d="M12390-2656v812h-2391v811" svg:viewBox="0 0 2392 1624">
          <text:p/>
        </draw:connector>
        <draw:connector draw:style-name="gr32" draw:text-style-name="P5" draw:layer="layout" svg:x1="12.39cm" svg:y1="-2.656cm" svg:x2="16.898cm" svg:y2="-1.033cm" draw:start-shape="id41" draw:start-glue-point="2" draw:end-shape="id38" svg:d="M12390-2656v812h4508v811" svg:viewBox="0 0 4509 1624">
          <text:p/>
        </draw:connector>
        <draw:connector draw:style-name="gr32" draw:text-style-name="P5" draw:layer="layout" svg:x1="12.39cm" svg:y1="-2.656cm" svg:x2="23.464cm" svg:y2="-1.033cm" draw:start-shape="id41" draw:start-glue-point="2" draw:end-shape="id40" svg:d="M12390-2656v812h11074v811" svg:viewBox="0 0 11075 1624">
          <text:p/>
        </draw:connector>
        <draw:custom-shape draw:style-name="gr49" draw:text-style-name="P1" draw:layer="layout" svg:width="20.109cm" svg:height="5.412cm" svg:x="0.282cm" svg:y="14.6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3" xml:id="id45" draw:id="id45" draw:layer="layout" svg:width="3.91cm" svg:height="1.388cm" svg:x="8.365cm" svg:y="14.982cm">
          <text:p text:style-name="P2"><text:span text:style-name="T1">Modelag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8" xml:id="id42" draw:id="id42" draw:layer="layout" svg:width="5.038cm" svg:height="1.685cm" svg:x="0.564cm" svg:y="17.993cm">
          <draw:glue-point draw:id="4" svg:x="5.002cm" svg:y="-2.328cm"/>
          <draw:glue-point draw:id="5" svg:x="5.002cm" svg:y="2.851cm"/>
          <text:p text:style-name="P2"><text:span text:style-name="T1">Selecionar a técnica de modelagem</text:span></text:p>
          <draw:enhanced-geometry svg:viewBox="0 0 21600 21600" draw:type="rectangle" draw:enhanced-path="M 0 0 L 21600 0 21600 21600 0 21600 0 0 Z N"/>
        </draw:custom-shape>
        <draw:custom-shape draw:style-name="gr30" draw:text-style-name="P8" xml:id="id43" draw:id="id43" draw:layer="layout" svg:width="5.418cm" svg:height="1.684cm" svg:x="7.611cm" svg:y="17.993cm">
          <draw:glue-point draw:id="4" svg:x="5.002cm" svg:y="-2.328cm"/>
          <draw:glue-point draw:id="5" svg:x="5.002cm" svg:y="2.851cm"/>
          <text:p text:style-name="P2"><text:span text:style-name="T1">Construir o modelo</text:span></text:p>
          <draw:enhanced-geometry svg:viewBox="0 0 21600 21600" draw:type="rectangle" draw:enhanced-path="M 0 0 L 21600 0 21600 21600 0 21600 0 0 Z N"/>
        </draw:custom-shape>
        <draw:custom-shape draw:style-name="gr47" draw:text-style-name="P8" xml:id="id44" draw:id="id44" draw:layer="layout" svg:width="4.964cm" svg:height="1.684cm" svg:x="14.821cm" svg:y="17.993cm">
          <draw:glue-point draw:id="4" svg:x="5.002cm" svg:y="-2.328cm"/>
          <draw:glue-point draw:id="5" svg:x="5.002cm" svg:y="2.851cm"/>
          <text:p text:style-name="P2"><text:span text:style-name="T1">Avaliar o modelo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5.602cm" svg:y1="18.835cm" svg:x2="7.611cm" svg:y2="18.835cm" draw:start-shape="id42" draw:start-glue-point="1" draw:end-shape="id43" svg:d="M5602 18835h2009" svg:viewBox="0 0 2010 1">
          <text:p/>
        </draw:connector>
        <draw:connector draw:style-name="gr4" draw:text-style-name="P4" draw:layer="layout" draw:type="line" svg:x1="13.029cm" svg:y1="18.835cm" svg:x2="14.821cm" svg:y2="18.835cm" draw:start-shape="id43" draw:end-shape="id44" draw:end-glue-point="3" svg:d="M13029 18835h1792" svg:viewBox="0 0 1793 1">
          <text:p/>
        </draw:connector>
        <draw:connector draw:style-name="gr32" draw:text-style-name="P5" draw:layer="layout" svg:x1="10.32cm" svg:y1="16.37cm" svg:x2="3.083cm" svg:y2="17.993cm" draw:start-shape="id45" draw:start-glue-point="2" draw:end-shape="id42" draw:end-glue-point="0" svg:d="M10320 16370v811h-7237v812" svg:viewBox="0 0 7238 1624">
          <text:p/>
        </draw:connector>
        <draw:connector draw:style-name="gr32" draw:text-style-name="P5" draw:layer="layout" svg:x1="10.32cm" svg:y1="16.37cm" svg:x2="10.32cm" svg:y2="17.993cm" draw:start-shape="id45" draw:start-glue-point="2" draw:end-shape="id43" svg:d="M10320 16370v1623" svg:viewBox="0 0 1 1624">
          <text:p/>
        </draw:connector>
        <draw:connector draw:style-name="gr32" draw:text-style-name="P5" draw:layer="layout" svg:x1="10.32cm" svg:y1="16.37cm" svg:x2="17.303cm" svg:y2="17.993cm" draw:start-shape="id45" draw:start-glue-point="2" draw:end-shape="id44" svg:d="M10320 16370v812h6983v811" svg:viewBox="0 0 6984 1624">
          <text:p/>
        </draw:connector>
      </draw:page>
      <draw:page draw:name="page5" draw:style-name="dp1" draw:master-page-name="Padrão">
        <draw:custom-shape draw:style-name="gr51" draw:text-style-name="P1" draw:layer="layout" svg:width="19.284cm" svg:height="14.023cm" svg:x="0.716cm" svg:y="3.1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18" draw:layer="layout" svg:width="5.924cm" svg:height="12.573cm" svg:x="13.512cm" svg:y="3.5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19" draw:layer="layout" svg:width="2.275cm" svg:height="2.196cm" svg:x="8.17cm" svg:y="4.861cm">
          <text:p/>
          <draw:enhanced-geometry draw:mirror-horizontal="false" draw:mirror-vertical="false" draw:glue-point-type="segments" draw:type="mso-spt100" draw:modifiers="-90 89.96931383189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54" draw:text-style-name="P20" xml:id="id47" draw:id="id47" draw:layer="layout" svg:width="2.275cm" svg:height="2.196cm" draw:transform="rotate (-3.14159265358979) translate (10.445cm 7.057cm)">
          <text:p/>
          <draw:enhanced-geometry draw:mirror-horizontal="false" draw:mirror-vertical="false" draw:glue-point-type="segments" draw:type="mso-spt100" draw:modifiers="-90 89.96931383189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frame draw:style-name="gr55" draw:text-style-name="P21" draw:layer="layout" svg:width="0.945cm" svg:height="1.143cm" svg:x="8.27cm" svg:y="5.402cm">
          <draw:text-box>
            <text:p><text:span text:style-name="T5">Σ</text:span></text:p>
          </draw:text-box>
        </draw:frame>
        <draw:frame draw:style-name="gr56" draw:text-style-name="P22" draw:layer="layout" svg:width="0.855cm" svg:height="1.223cm" svg:x="9.39cm" svg:y="5.362cm">
          <draw:text-box>
            <text:p><text:span text:style-name="T6">σ</text:span></text:p>
          </draw:text-box>
        </draw:frame>
        <draw:connector draw:style-name="gr57" draw:text-style-name="P5" draw:layer="layout" draw:type="line" svg:x1="9.305cm" svg:y1="4.154cm" svg:x2="9.308cm" svg:y2="4.861cm" draw:start-shape="id46" draw:start-glue-point="3" draw:end-shape="id47" draw:end-glue-point="2" svg:d="M9305 4154l3 707" svg:viewBox="0 0 4 708">
          <text:p/>
        </draw:connector>
        <draw:frame draw:style-name="gr58" draw:text-style-name="P2" xml:id="id46" draw:id="id46" draw:layer="layout" svg:width="0.781cm" svg:height="0.572cm" svg:x="9.305cm" svg:y="3.868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53" draw:text-style-name="P19" draw:layer="layout" svg:width="2.275cm" svg:height="2.196cm" svg:x="8.17cm" svg:y="8.884cm">
          <text:p/>
          <draw:enhanced-geometry draw:mirror-horizontal="false" draw:mirror-vertical="false" draw:glue-point-type="segments" draw:type="mso-spt100" draw:modifiers="-90 89.96931383189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54" draw:text-style-name="P20" xml:id="id49" draw:id="id49" draw:layer="layout" svg:width="2.275cm" svg:height="2.196cm" draw:transform="rotate (-3.14159265358979) translate (10.445cm 11.08cm)">
          <text:p/>
          <draw:enhanced-geometry draw:mirror-horizontal="false" draw:mirror-vertical="false" draw:glue-point-type="segments" draw:type="mso-spt100" draw:modifiers="-90 89.96931383189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frame draw:style-name="gr55" draw:text-style-name="P21" draw:layer="layout" svg:width="0.945cm" svg:height="1.143cm" svg:x="8.27cm" svg:y="9.411cm">
          <draw:text-box>
            <text:p><text:span text:style-name="T5">Σ</text:span></text:p>
          </draw:text-box>
        </draw:frame>
        <draw:frame draw:style-name="gr56" draw:text-style-name="P22" draw:layer="layout" svg:width="0.855cm" svg:height="1.223cm" svg:x="9.39cm" svg:y="9.371cm">
          <draw:text-box>
            <text:p><text:span text:style-name="T6">σ</text:span></text:p>
          </draw:text-box>
        </draw:frame>
        <draw:connector draw:style-name="gr57" draw:text-style-name="P5" draw:layer="layout" draw:type="line" svg:x1="9.305cm" svg:y1="8.186cm" svg:x2="9.308cm" svg:y2="8.884cm" draw:start-shape="id48" draw:start-glue-point="3" draw:end-shape="id49" draw:end-glue-point="2" svg:d="M9305 8186l3 698" svg:viewBox="0 0 4 699">
          <text:p/>
        </draw:connector>
        <draw:frame draw:style-name="gr58" draw:text-style-name="P2" xml:id="id48" draw:id="id48" draw:layer="layout" svg:width="0.793cm" svg:height="0.572cm" svg:x="9.305cm" svg:y="7.9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custom-shape draw:style-name="gr53" draw:text-style-name="P19" draw:layer="layout" svg:width="2.275cm" svg:height="2.196cm" svg:x="14.317cm" svg:y="5.173cm">
          <text:p/>
          <draw:enhanced-geometry draw:mirror-horizontal="false" draw:mirror-vertical="false" draw:glue-point-type="segments" draw:type="mso-spt100" draw:modifiers="-90 89.96931383189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54" draw:text-style-name="P20" xml:id="id51" draw:id="id51" draw:layer="layout" svg:width="2.275cm" svg:height="2.196cm" draw:transform="rotate (-3.14159265358979) translate (16.592cm 7.369cm)">
          <text:p/>
          <draw:enhanced-geometry draw:mirror-horizontal="false" draw:mirror-vertical="false" draw:glue-point-type="segments" draw:type="mso-spt100" draw:modifiers="-90 89.96931383189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frame draw:style-name="gr55" draw:text-style-name="P21" draw:layer="layout" svg:width="0.945cm" svg:height="1.143cm" svg:x="14.417cm" svg:y="5.714cm">
          <draw:text-box>
            <text:p><text:span text:style-name="T5">Σ</text:span></text:p>
          </draw:text-box>
        </draw:frame>
        <draw:frame draw:style-name="gr56" draw:text-style-name="P22" draw:layer="layout" svg:width="0.855cm" svg:height="1.223cm" svg:x="15.537cm" svg:y="5.674cm">
          <draw:text-box>
            <text:p><text:span text:style-name="T6">σ</text:span></text:p>
          </draw:text-box>
        </draw:frame>
        <draw:connector draw:style-name="gr57" draw:text-style-name="P5" draw:layer="layout" draw:type="line" svg:x1="15.452cm" svg:y1="4.466cm" svg:x2="15.455cm" svg:y2="5.173cm" draw:start-shape="id50" draw:start-glue-point="3" draw:end-shape="id51" draw:end-glue-point="2" svg:d="M15452 4466l3 707" svg:viewBox="0 0 4 708">
          <text:p/>
        </draw:connector>
        <draw:frame draw:style-name="gr58" draw:text-style-name="P2" xml:id="id50" draw:id="id50" draw:layer="layout" svg:width="0.776cm" svg:height="0.572cm" svg:x="15.452cm" svg:y="4.18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custom-shape draw:style-name="gr53" draw:text-style-name="P19" draw:layer="layout" svg:width="2.275cm" svg:height="2.196cm" svg:x="14.317cm" svg:y="8.884cm">
          <text:p/>
          <draw:enhanced-geometry draw:mirror-horizontal="false" draw:mirror-vertical="false" draw:glue-point-type="segments" draw:type="mso-spt100" draw:modifiers="-90 89.96931383189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54" draw:text-style-name="P20" xml:id="id53" draw:id="id53" draw:layer="layout" svg:width="2.275cm" svg:height="2.196cm" draw:transform="rotate (-3.14159265358979) translate (16.592cm 11.08cm)">
          <text:p/>
          <draw:enhanced-geometry draw:mirror-horizontal="false" draw:mirror-vertical="false" draw:glue-point-type="segments" draw:type="mso-spt100" draw:modifiers="-90 89.96931383189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frame draw:style-name="gr55" draw:text-style-name="P21" draw:layer="layout" svg:width="0.945cm" svg:height="1.143cm" svg:x="14.417cm" svg:y="9.411cm">
          <draw:text-box>
            <text:p><text:span text:style-name="T5">Σ</text:span></text:p>
          </draw:text-box>
        </draw:frame>
        <draw:frame draw:style-name="gr56" draw:text-style-name="P22" draw:layer="layout" svg:width="0.855cm" svg:height="1.223cm" svg:x="15.537cm" svg:y="9.371cm">
          <draw:text-box>
            <text:p><text:span text:style-name="T6">σ</text:span></text:p>
          </draw:text-box>
        </draw:frame>
        <draw:connector draw:style-name="gr57" draw:text-style-name="P5" draw:layer="layout" draw:type="line" svg:x1="15.452cm" svg:y1="8.169cm" svg:x2="15.455cm" svg:y2="8.884cm" draw:start-shape="id52" draw:start-glue-point="3" draw:end-shape="id53" draw:end-glue-point="2" svg:d="M15452 8169l3 715" svg:viewBox="0 0 4 716">
          <text:p/>
        </draw:connector>
        <draw:frame draw:style-name="gr58" draw:text-style-name="P2" xml:id="id52" draw:id="id52" draw:layer="layout" svg:width="0.789cm" svg:height="0.572cm" svg:x="15.452cm" svg:y="7.883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custom-shape draw:style-name="gr59" draw:text-style-name="P23" xml:id="id58" draw:id="id58" draw:layer="layout" svg:width="0.912cm" svg:height="0.912cm" svg:x="18.06cm" svg:y="5.8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23" xml:id="id59" draw:id="id59" draw:layer="layout" svg:width="0.912cm" svg:height="0.912cm" svg:x="18.06cm" svg:y="9.5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0" draw:text-style-name="P5" draw:layer="layout" draw:type="line" svg:x1="3.536cm" svg:y1="4.559cm" svg:x2="8.17cm" svg:y2="5.959cm" draw:start-shape="id54" draw:start-glue-point="1" draw:end-shape="id47" draw:end-glue-point="1" svg:d="M3536 4559l4634 1400" svg:viewBox="0 0 4635 1401">
          <text:p/>
        </draw:connector>
        <draw:custom-shape draw:style-name="gr61" draw:text-style-name="P24" xml:id="id54" draw:id="id54" draw:layer="layout" svg:width="0.912cm" svg:height="0.912cm" svg:x="2.624cm" svg:y="4.1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4" xml:id="id55" draw:id="id55" draw:layer="layout" svg:width="0.912cm" svg:height="0.912cm" svg:x="2.624cm" svg:y="5.5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24" xml:id="id56" draw:id="id56" draw:layer="layout" svg:width="0.823cm" svg:height="0.921cm" svg:x="2.669cm" svg:y="7.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0" draw:text-style-name="P5" draw:layer="layout" draw:type="line" svg:x1="3.536cm" svg:y1="6.008cm" svg:x2="8.17cm" svg:y2="5.959cm" draw:start-shape="id55" draw:start-glue-point="1" draw:end-shape="id47" draw:end-glue-point="1" svg:d="M3536 6008l4634-49" svg:viewBox="0 0 4635 50">
          <text:p/>
        </draw:connector>
        <draw:connector draw:style-name="gr60" draw:text-style-name="P5" draw:layer="layout" draw:type="line" svg:x1="3.492cm" svg:y1="7.53cm" svg:x2="8.17cm" svg:y2="5.959cm" draw:start-shape="id56" draw:start-glue-point="1" draw:end-shape="id47" draw:end-glue-point="1" svg:d="M3492 7530l4678-1571" svg:viewBox="0 0 4679 1572">
          <text:p/>
        </draw:connector>
        <draw:connector draw:style-name="gr60" draw:text-style-name="P5" draw:layer="layout" draw:type="line" svg:x1="3.492cm" svg:y1="7.53cm" svg:x2="8.17cm" svg:y2="14.176cm" draw:start-shape="id56" draw:start-glue-point="1" draw:end-shape="id57" draw:end-glue-point="1" svg:d="M3492 7530l4678 6646" svg:viewBox="0 0 4679 6647">
          <text:p/>
        </draw:connector>
        <draw:connector draw:style-name="gr60" draw:text-style-name="P5" draw:layer="layout" draw:type="line" svg:x1="10.445cm" svg:y1="5.959cm" svg:x2="14.317cm" svg:y2="6.271cm" draw:start-shape="id47" draw:start-glue-point="3" draw:end-shape="id51" draw:end-glue-point="1" svg:d="M10445 5959l3872 312" svg:viewBox="0 0 3873 313">
          <text:p/>
        </draw:connector>
        <draw:connector draw:style-name="gr60" draw:text-style-name="P5" draw:layer="layout" draw:type="line" svg:x1="10.445cm" svg:y1="9.982cm" svg:x2="14.317cm" svg:y2="6.271cm" draw:start-shape="id49" draw:start-glue-point="3" draw:end-shape="id51" draw:end-glue-point="1" svg:d="M10445 9982l3872-3711" svg:viewBox="0 0 3873 3712">
          <text:p/>
        </draw:connector>
        <draw:connector draw:style-name="gr60" draw:text-style-name="P5" draw:layer="layout" draw:type="line" svg:x1="10.445cm" svg:y1="9.982cm" svg:x2="14.317cm" svg:y2="9.982cm" draw:start-shape="id49" draw:end-shape="id53" draw:end-glue-point="1" svg:d="M10445 9982h3872" svg:viewBox="0 0 3873 1">
          <text:p/>
        </draw:connector>
        <draw:connector draw:style-name="gr60" draw:text-style-name="P5" draw:layer="layout" draw:type="line" svg:x1="10.445cm" svg:y1="5.959cm" svg:x2="14.317cm" svg:y2="9.982cm" draw:start-shape="id47" draw:start-glue-point="3" draw:end-shape="id53" draw:end-glue-point="1" svg:d="M10445 5959l3872 4023" svg:viewBox="0 0 3873 4024">
          <text:p/>
        </draw:connector>
        <draw:connector draw:style-name="gr63" draw:text-style-name="P5" draw:layer="layout" draw:type="line" svg:x1="16.592cm" svg:y1="6.271cm" svg:x2="18.06cm" svg:y2="6.285cm" draw:start-shape="id51" draw:start-glue-point="3" draw:end-shape="id58" draw:end-glue-point="3" svg:d="M16592 6271l1468 14" svg:viewBox="0 0 1469 15">
          <text:p/>
        </draw:connector>
        <draw:connector draw:style-name="gr63" draw:text-style-name="P5" draw:layer="layout" draw:type="line" svg:x1="16.592cm" svg:y1="9.982cm" svg:x2="18.06cm" svg:y2="9.982cm" draw:start-shape="id53" draw:start-glue-point="3" draw:end-shape="id59" draw:end-glue-point="3" svg:d="M16592 9982h1468" svg:viewBox="0 0 1469 1">
          <text:p/>
        </draw:connector>
        <draw:custom-shape draw:style-name="gr64" draw:text-style-name="P18" draw:layer="layout" svg:width="7.173cm" svg:height="12.573cm" svg:x="5.732cm" svg:y="3.5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18" draw:layer="layout" svg:width="3.585cm" svg:height="12.573cm" svg:x="1.553cm" svg:y="3.5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6" draw:text-style-name="P25" draw:layer="layout" svg:width="6.279cm" svg:height="0.879cm" svg:x="6.179cm" svg:y="16.17cm">
          <draw:text-box>
            <text:p text:style-name="P12"><text:span text:style-name="T7">Camada intermediária</text:span></text:p>
          </draw:text-box>
        </draw:frame>
        <draw:frame draw:style-name="gr66" draw:text-style-name="P25" draw:layer="layout" svg:width="6.279cm" svg:height="0.879cm" svg:x="13.335cm" svg:y="16.17cm">
          <draw:text-box>
            <text:p text:style-name="P12"><text:span text:style-name="T7">Camada de saída</text:span></text:p>
          </draw:text-box>
        </draw:frame>
        <draw:frame draw:style-name="gr66" draw:text-style-name="P25" draw:layer="layout" svg:width="5.091cm" svg:height="0.879cm" svg:x="0.8cm" svg:y="16.17cm">
          <draw:text-box>
            <text:p text:style-name="P12"><text:span text:style-name="T7">Camada de entrada</text:span></text:p>
          </draw:text-box>
        </draw:frame>
        <draw:custom-shape draw:style-name="gr53" draw:text-style-name="P19" draw:layer="layout" svg:width="2.275cm" svg:height="2.196cm" svg:x="8.17cm" svg:y="13.078cm">
          <text:p/>
          <draw:enhanced-geometry draw:mirror-horizontal="false" draw:mirror-vertical="false" draw:glue-point-type="segments" draw:type="mso-spt100" draw:modifiers="-90 89.96931383189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54" draw:text-style-name="P20" xml:id="id57" draw:id="id57" draw:layer="layout" svg:width="2.275cm" svg:height="2.196cm" draw:transform="rotate (-3.14159265358979) translate (10.445cm 15.274cm)">
          <text:p/>
          <draw:enhanced-geometry draw:mirror-horizontal="false" draw:mirror-vertical="false" draw:glue-point-type="segments" draw:type="mso-spt100" draw:modifiers="-90 89.96931383189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frame draw:style-name="gr55" draw:text-style-name="P21" draw:layer="layout" svg:width="0.945cm" svg:height="1.143cm" svg:x="8.27cm" svg:y="13.619cm">
          <draw:text-box>
            <text:p><text:span text:style-name="T5">Σ</text:span></text:p>
          </draw:text-box>
        </draw:frame>
        <draw:frame draw:style-name="gr56" draw:text-style-name="P22" draw:layer="layout" svg:width="0.855cm" svg:height="1.223cm" svg:x="9.39cm" svg:y="13.579cm">
          <draw:text-box>
            <text:p><text:span text:style-name="T6">σ</text:span></text:p>
          </draw:text-box>
        </draw:frame>
        <draw:connector draw:style-name="gr57" draw:text-style-name="P5" draw:layer="layout" draw:type="line" svg:x1="9.305cm" svg:y1="12.371cm" svg:x2="9.308cm" svg:y2="13.078cm" draw:start-shape="id60" draw:start-glue-point="3" draw:end-shape="id57" draw:end-glue-point="2" svg:d="M9305 12371l3 707" svg:viewBox="0 0 4 708">
          <text:p/>
        </draw:connector>
        <draw:frame draw:style-name="gr58" draw:text-style-name="P2" xml:id="id60" draw:id="id60" draw:layer="layout" svg:width="0.787cm" svg:height="0.572cm" svg:x="9.305cm" svg:y="12.085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connector draw:style-name="gr60" draw:text-style-name="P5" draw:layer="layout" draw:type="line" svg:x1="3.536cm" svg:y1="4.559cm" svg:x2="8.17cm" svg:y2="9.982cm" draw:start-shape="id54" draw:start-glue-point="1" draw:end-shape="id49" draw:end-glue-point="1" svg:d="M3536 4559l4634 5423" svg:viewBox="0 0 4635 5424">
          <text:p/>
        </draw:connector>
        <draw:connector draw:style-name="gr60" draw:text-style-name="P5" draw:layer="layout" draw:type="line" svg:x1="3.536cm" svg:y1="4.559cm" svg:x2="8.17cm" svg:y2="14.176cm" draw:start-shape="id54" draw:start-glue-point="1" draw:end-shape="id57" draw:end-glue-point="1" svg:d="M3536 4559l4634 9617" svg:viewBox="0 0 4635 9618">
          <text:p/>
        </draw:connector>
        <draw:custom-shape draw:style-name="gr61" draw:text-style-name="P24" xml:id="id64" draw:id="id64" draw:layer="layout" svg:width="0.912cm" svg:height="0.912cm" svg:x="2.624cm" svg:y="8.5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4" xml:id="id65" draw:id="id65" draw:layer="layout" svg:width="0.912cm" svg:height="0.912cm" svg:x="2.624cm" svg:y="10.0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24" xml:id="id66" draw:id="id66" draw:layer="layout" svg:width="0.823cm" svg:height="0.921cm" svg:x="2.669cm" svg:y="11.5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4" xml:id="id67" draw:id="id67" draw:layer="layout" svg:width="0.912cm" svg:height="0.912cm" svg:x="2.624cm" svg:y="13.0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24" xml:id="id68" draw:id="id68" draw:layer="layout" svg:width="0.823cm" svg:height="0.921cm" svg:x="2.669cm" svg:y="14.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0" draw:text-style-name="P5" draw:layer="layout" draw:type="line" svg:x1="3.536cm" svg:y1="6.008cm" svg:x2="8.17cm" svg:y2="14.176cm" draw:start-shape="id55" draw:start-glue-point="1" draw:end-shape="id57" draw:end-glue-point="1" svg:d="M3536 6008l4634 8168" svg:viewBox="0 0 4635 8169">
          <text:p/>
        </draw:connector>
        <draw:connector draw:style-name="gr60" draw:text-style-name="P5" draw:layer="layout" draw:type="line" svg:x1="3.536cm" svg:y1="6.008cm" svg:x2="8.17cm" svg:y2="9.982cm" draw:start-shape="id55" draw:start-glue-point="1" draw:end-shape="id49" draw:end-glue-point="1" svg:d="M3536 6008l4634 3974" svg:viewBox="0 0 4635 3975">
          <text:p/>
        </draw:connector>
        <draw:connector draw:style-name="gr60" draw:text-style-name="P5" draw:layer="layout" draw:type="line" svg:x1="3.492cm" svg:y1="7.53cm" svg:x2="8.17cm" svg:y2="9.982cm" draw:start-shape="id56" draw:start-glue-point="1" draw:end-shape="id49" draw:end-glue-point="1" svg:d="M3492 7530l4678 2452" svg:viewBox="0 0 4679 2453">
          <text:p/>
        </draw:connector>
        <draw:custom-shape draw:style-name="gr53" draw:text-style-name="P19" draw:layer="layout" svg:width="2.275cm" svg:height="2.196cm" svg:x="14.317cm" svg:y="12.367cm">
          <text:p/>
          <draw:enhanced-geometry draw:mirror-horizontal="false" draw:mirror-vertical="false" draw:glue-point-type="segments" draw:type="mso-spt100" draw:modifiers="-90 89.96931383189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54" draw:text-style-name="P20" xml:id="id62" draw:id="id62" draw:layer="layout" svg:width="2.275cm" svg:height="2.196cm" draw:transform="rotate (-3.14159265358979) translate (16.592cm 14.563cm)">
          <text:p/>
          <draw:enhanced-geometry draw:mirror-horizontal="false" draw:mirror-vertical="false" draw:glue-point-type="segments" draw:type="mso-spt100" draw:modifiers="-90 89.96931383189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frame draw:style-name="gr55" draw:text-style-name="P21" draw:layer="layout" svg:width="0.945cm" svg:height="1.143cm" svg:x="14.417cm" svg:y="12.894cm">
          <draw:text-box>
            <text:p><text:span text:style-name="T5">Σ</text:span></text:p>
          </draw:text-box>
        </draw:frame>
        <draw:frame draw:style-name="gr56" draw:text-style-name="P22" draw:layer="layout" svg:width="0.855cm" svg:height="1.223cm" svg:x="15.537cm" svg:y="12.854cm">
          <draw:text-box>
            <text:p><text:span text:style-name="T6">σ</text:span></text:p>
          </draw:text-box>
        </draw:frame>
        <draw:connector draw:style-name="gr57" draw:text-style-name="P5" draw:layer="layout" draw:type="line" svg:x1="15.452cm" svg:y1="11.66cm" svg:x2="15.455cm" svg:y2="12.367cm" draw:start-shape="id61" draw:start-glue-point="3" draw:end-shape="id62" draw:end-glue-point="2" svg:d="M15452 11660l3 707" svg:viewBox="0 0 4 708">
          <text:p/>
        </draw:connector>
        <draw:frame draw:style-name="gr58" draw:text-style-name="P2" xml:id="id61" draw:id="id61" draw:layer="layout" svg:width="0.778cm" svg:height="0.572cm" svg:x="15.452cm" svg:y="11.374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connector draw:style-name="gr63" draw:text-style-name="P5" draw:layer="layout" draw:type="line" svg:x1="16.592cm" svg:y1="13.465cm" svg:x2="18.06cm" svg:y2="13.465cm" draw:start-shape="id62" draw:start-glue-point="3" draw:end-shape="id63" draw:end-glue-point="3" svg:d="M16592 13465h1468" svg:viewBox="0 0 1469 1">
          <text:p/>
        </draw:connector>
        <draw:custom-shape draw:style-name="gr59" draw:text-style-name="P23" xml:id="id63" draw:id="id63" draw:layer="layout" svg:width="0.912cm" svg:height="0.912cm" svg:x="18.06cm" svg:y="13.0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0" draw:text-style-name="P5" draw:layer="layout" draw:type="line" svg:x1="10.445cm" svg:y1="9.982cm" svg:x2="14.317cm" svg:y2="13.465cm" draw:start-shape="id49" draw:start-glue-point="3" draw:end-shape="id62" draw:end-glue-point="1" svg:d="M10445 9982l3872 3483" svg:viewBox="0 0 3873 3484">
          <text:p/>
        </draw:connector>
        <draw:connector draw:style-name="gr60" draw:text-style-name="P5" xml:id="id69" draw:id="id69" draw:layer="layout" draw:type="line" svg:x1="10.446cm" svg:y1="14.177cm" svg:x2="14.317cm" svg:y2="13.465cm" draw:end-shape="id62" draw:end-glue-point="1" svg:d="M10446 14177l3871-712" svg:viewBox="0 0 3872 713">
          <text:p/>
        </draw:connector>
        <draw:frame draw:style-name="gr58" draw:text-style-name="P2" draw:layer="layout" svg:width="0.689cm" svg:height="0.662cm" svg:x="2.721cm" svg:y="4.265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58" draw:text-style-name="P2" draw:layer="layout" svg:width="0.689cm" svg:height="0.662cm" svg:x="2.721cm" svg:y="5.72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58" draw:text-style-name="P2" draw:layer="layout" svg:width="0.689cm" svg:height="0.662cm" svg:x="2.721cm" svg:y="7.27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58" draw:text-style-name="P2" draw:layer="layout" svg:width="0.705cm" svg:height="0.662cm" svg:x="2.721cm" svg:y="8.725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58" draw:text-style-name="P2" draw:layer="layout" svg:width="0.689cm" svg:height="0.662cm" svg:x="2.721cm" svg:y="10.219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58" draw:text-style-name="P2" draw:layer="layout" svg:width="0.689cm" svg:height="0.662cm" svg:x="2.721cm" svg:y="11.674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58" draw:text-style-name="P2" draw:layer="layout" svg:width="0.689cm" svg:height="0.662cm" svg:x="2.721cm" svg:y="13.28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58" draw:text-style-name="P2" draw:layer="layout" svg:width="0.689cm" svg:height="0.662cm" svg:x="2.721cm" svg:y="14.735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58" draw:text-style-name="P2" draw:layer="layout" svg:width="0.723cm" svg:height="0.662cm" svg:x="18.168cm" svg:y="5.966cm">
          <lo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58" draw:text-style-name="P2" draw:layer="layout" svg:width="0.723cm" svg:height="0.662cm" svg:x="18.168cm" svg:y="9.632cm">
          <lo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58" draw:text-style-name="P2" draw:layer="layout" svg:width="0.723cm" svg:height="0.662cm" svg:x="18.168cm" svg:y="13.204cm">
          <lo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connector draw:style-name="gr60" draw:text-style-name="P5" draw:layer="layout" draw:type="line" svg:x1="3.536cm" svg:y1="9.031cm" svg:x2="8.17cm" svg:y2="14.176cm" draw:start-shape="id64" draw:start-glue-point="1" draw:end-shape="id57" draw:end-glue-point="1" svg:d="M3536 9031l4634 5145" svg:viewBox="0 0 4635 5146">
          <text:p/>
        </draw:connector>
        <draw:connector draw:style-name="gr60" draw:text-style-name="P5" draw:layer="layout" draw:type="line" svg:x1="3.536cm" svg:y1="9.031cm" svg:x2="8.17cm" svg:y2="9.982cm" draw:start-shape="id64" draw:start-glue-point="1" draw:end-shape="id49" draw:end-glue-point="1" svg:d="M3536 9031l4634 951" svg:viewBox="0 0 4635 952">
          <text:p/>
        </draw:connector>
        <draw:connector draw:style-name="gr60" draw:text-style-name="P5" draw:layer="layout" draw:type="line" svg:x1="3.536cm" svg:y1="9.031cm" svg:x2="8.17cm" svg:y2="5.959cm" draw:start-shape="id64" draw:start-glue-point="1" draw:end-shape="id47" draw:end-glue-point="1" svg:d="M3536 9031l4634-3072" svg:viewBox="0 0 4635 3073">
          <text:p/>
        </draw:connector>
        <draw:connector draw:style-name="gr60" draw:text-style-name="P5" draw:layer="layout" draw:type="line" svg:x1="3.536cm" svg:y1="10.48cm" svg:x2="8.17cm" svg:y2="14.176cm" draw:start-shape="id65" draw:start-glue-point="1" draw:end-shape="id57" draw:end-glue-point="1" svg:d="M3536 10480l4634 3696" svg:viewBox="0 0 4635 3697">
          <text:p/>
        </draw:connector>
        <draw:connector draw:style-name="gr60" draw:text-style-name="P5" draw:layer="layout" draw:type="line" svg:x1="3.536cm" svg:y1="10.48cm" svg:x2="8.17cm" svg:y2="9.982cm" draw:start-shape="id65" draw:start-glue-point="1" svg:d="M3536 10480l4634-498" svg:viewBox="0 0 4635 499">
          <text:p/>
        </draw:connector>
        <draw:connector draw:style-name="gr60" draw:text-style-name="P5" draw:layer="layout" draw:type="line" svg:x1="3.536cm" svg:y1="10.48cm" svg:x2="8.17cm" svg:y2="5.959cm" draw:start-shape="id65" draw:start-glue-point="1" draw:end-shape="id47" draw:end-glue-point="1" svg:d="M3536 10480l4634-4521" svg:viewBox="0 0 4635 4522">
          <text:p/>
        </draw:connector>
        <draw:connector draw:style-name="gr60" draw:text-style-name="P5" draw:layer="layout" draw:type="line" svg:x1="3.492cm" svg:y1="12.002cm" svg:x2="8.17cm" svg:y2="14.176cm" draw:start-shape="id66" draw:start-glue-point="1" svg:d="M3492 12002l4678 2174" svg:viewBox="0 0 4679 2175">
          <text:p/>
        </draw:connector>
        <draw:connector draw:style-name="gr60" draw:text-style-name="P5" draw:layer="layout" draw:type="line" svg:x1="3.536cm" svg:y1="13.528cm" svg:x2="8.17cm" svg:y2="14.176cm" draw:start-shape="id67" draw:start-glue-point="1" svg:d="M3536 13528l4634 648" svg:viewBox="0 0 4635 649">
          <text:p/>
        </draw:connector>
        <draw:connector draw:style-name="gr60" draw:text-style-name="P5" draw:layer="layout" draw:type="line" svg:x1="3.492cm" svg:y1="15.05cm" svg:x2="8.17cm" svg:y2="14.176cm" draw:start-shape="id68" draw:start-glue-point="1" svg:d="M3492 15050l4678-874" svg:viewBox="0 0 4679 875">
          <text:p/>
        </draw:connector>
        <draw:connector draw:style-name="gr60" draw:text-style-name="P5" draw:layer="layout" draw:type="line" svg:x1="3.492cm" svg:y1="12.002cm" svg:x2="8.17cm" svg:y2="9.982cm" draw:start-shape="id66" draw:start-glue-point="1" svg:d="M3492 12002l4678-2020" svg:viewBox="0 0 4679 2021">
          <text:p/>
        </draw:connector>
        <draw:connector draw:style-name="gr60" draw:text-style-name="P5" draw:layer="layout" draw:type="line" svg:x1="3.536cm" svg:y1="13.528cm" svg:x2="8.17cm" svg:y2="9.982cm" draw:start-shape="id67" draw:start-glue-point="1" svg:d="M3536 13528l4634-3546" svg:viewBox="0 0 4635 3547">
          <text:p/>
        </draw:connector>
        <draw:connector draw:style-name="gr60" draw:text-style-name="P5" draw:layer="layout" draw:type="line" svg:x1="3.492cm" svg:y1="15.05cm" svg:x2="8.17cm" svg:y2="9.982cm" draw:start-shape="id68" draw:start-glue-point="1" svg:d="M3492 15050l4678-5068" svg:viewBox="0 0 4679 5069">
          <text:p/>
        </draw:connector>
        <draw:connector draw:style-name="gr60" draw:text-style-name="P5" draw:layer="layout" draw:type="line" svg:x1="3.492cm" svg:y1="12.002cm" svg:x2="8.17cm" svg:y2="5.96cm" draw:start-shape="id66" draw:start-glue-point="1" svg:d="M3492 12002l4678-6042" svg:viewBox="0 0 4679 6043">
          <text:p/>
        </draw:connector>
        <draw:connector draw:style-name="gr60" draw:text-style-name="P5" draw:layer="layout" draw:type="line" svg:x1="3.536cm" svg:y1="13.528cm" svg:x2="8.17cm" svg:y2="5.96cm" draw:start-shape="id67" draw:start-glue-point="1" svg:d="M3536 13528l4634-7568" svg:viewBox="0 0 4635 7569">
          <text:p/>
        </draw:connector>
        <draw:connector draw:style-name="gr60" draw:text-style-name="P5" draw:layer="layout" draw:type="line" svg:x1="3.492cm" svg:y1="15.05cm" svg:x2="8.17cm" svg:y2="5.96cm" draw:start-shape="id68" draw:start-glue-point="1" svg:d="M3492 15050l4678-9090" svg:viewBox="0 0 4679 9091">
          <text:p/>
        </draw:connector>
        <draw:connector draw:style-name="gr60" draw:text-style-name="P5" draw:layer="layout" draw:type="line" svg:x1="10.445cm" svg:y1="5.959cm" svg:x2="14.317cm" svg:y2="13.465cm" draw:start-shape="id47" draw:start-glue-point="3" draw:end-shape="id62" draw:end-glue-point="1" svg:d="M10445 5959l3872 7506" svg:viewBox="0 0 3873 7507">
          <text:p/>
        </draw:connector>
        <draw:connector draw:style-name="gr60" draw:text-style-name="P5" draw:layer="layout" draw:type="line" svg:x1="10.446cm" svg:y1="14.177cm" svg:x2="14.317cm" svg:y2="9.982cm" draw:start-shape="id69" draw:start-glue-point="2" draw:end-shape="id53" draw:end-glue-point="1" svg:d="M10446 14177l3871-4195" svg:viewBox="0 0 3872 4196">
          <text:p/>
        </draw:connector>
        <draw:connector draw:style-name="gr60" draw:text-style-name="P5" draw:layer="layout" draw:type="line" svg:x1="10.445cm" svg:y1="14.176cm" svg:x2="14.317cm" svg:y2="6.271cm" draw:start-shape="id57" draw:end-shape="id51" draw:end-glue-point="1" svg:d="M10445 14176l3872-7905" svg:viewBox="0 0 3873 7906">
          <text:p/>
        </draw:connector>
      </draw:page>
      <draw:page draw:name="page6" draw:style-name="dp1" draw:master-page-name="Padrão">
        <draw:custom-shape draw:style-name="gr67" draw:text-style-name="P1" draw:layer="layout" svg:width="19.284cm" svg:height="9.177cm" svg:x="0.864cm" svg:y="1.6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18" draw:layer="layout" svg:width="5.924cm" svg:height="7.862cm" svg:x="13.66cm" svg:y="2.0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19" draw:layer="layout" svg:width="2.275cm" svg:height="2.196cm" svg:x="8.318cm" svg:y="3.253cm">
          <text:p/>
          <draw:enhanced-geometry draw:mirror-horizontal="false" draw:mirror-vertical="false" draw:glue-point-type="segments" draw:type="mso-spt100" draw:modifiers="-90 89.96931383189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54" draw:text-style-name="P20" xml:id="id71" draw:id="id71" draw:layer="layout" svg:width="2.275cm" svg:height="2.196cm" draw:transform="rotate (-3.14159265358979) translate (10.593cm 5.449cm)">
          <text:p/>
          <draw:enhanced-geometry draw:mirror-horizontal="false" draw:mirror-vertical="false" draw:glue-point-type="segments" draw:type="mso-spt100" draw:modifiers="-90 89.96931383189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frame draw:style-name="gr55" draw:text-style-name="P21" draw:layer="layout" svg:width="0.945cm" svg:height="1.143cm" svg:x="8.418cm" svg:y="3.794cm">
          <draw:text-box>
            <text:p><text:span text:style-name="T5">Σ</text:span></text:p>
          </draw:text-box>
        </draw:frame>
        <draw:frame draw:style-name="gr56" draw:text-style-name="P22" draw:layer="layout" svg:width="0.855cm" svg:height="1.223cm" svg:x="9.538cm" svg:y="3.754cm">
          <draw:text-box>
            <text:p><text:span text:style-name="T6">σ</text:span></text:p>
          </draw:text-box>
        </draw:frame>
        <draw:connector draw:style-name="gr57" draw:text-style-name="P5" draw:layer="layout" draw:type="line" svg:x1="9.453cm" svg:y1="2.546cm" svg:x2="9.456cm" svg:y2="3.253cm" draw:start-shape="id70" draw:start-glue-point="3" draw:end-shape="id71" draw:end-glue-point="2" svg:d="M9453 2546l3 707" svg:viewBox="0 0 4 708">
          <text:p/>
        </draw:connector>
        <draw:frame draw:style-name="gr58" draw:text-style-name="P2" xml:id="id70" draw:id="id70" draw:layer="layout" svg:width="0.781cm" svg:height="0.572cm" svg:x="9.453cm" svg:y="2.26cm">
          <lo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custom-shape draw:style-name="gr53" draw:text-style-name="P19" draw:layer="layout" svg:width="2.275cm" svg:height="2.196cm" svg:x="8.318cm" svg:y="7.276cm">
          <text:p/>
          <draw:enhanced-geometry draw:mirror-horizontal="false" draw:mirror-vertical="false" draw:glue-point-type="segments" draw:type="mso-spt100" draw:modifiers="-90 89.96931383189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54" draw:text-style-name="P20" xml:id="id73" draw:id="id73" draw:layer="layout" svg:width="2.275cm" svg:height="2.196cm" draw:transform="rotate (-3.14159265358979) translate (10.593cm 9.472cm)">
          <text:p/>
          <draw:enhanced-geometry draw:mirror-horizontal="false" draw:mirror-vertical="false" draw:glue-point-type="segments" draw:type="mso-spt100" draw:modifiers="-90 89.96931383189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frame draw:style-name="gr55" draw:text-style-name="P21" draw:layer="layout" svg:width="0.945cm" svg:height="1.143cm" svg:x="8.418cm" svg:y="7.803cm">
          <draw:text-box>
            <text:p><text:span text:style-name="T5">Σ</text:span></text:p>
          </draw:text-box>
        </draw:frame>
        <draw:frame draw:style-name="gr56" draw:text-style-name="P22" draw:layer="layout" svg:width="0.855cm" svg:height="1.223cm" svg:x="9.538cm" svg:y="7.763cm">
          <draw:text-box>
            <text:p><text:span text:style-name="T6">σ</text:span></text:p>
          </draw:text-box>
        </draw:frame>
        <draw:connector draw:style-name="gr57" draw:text-style-name="P5" draw:layer="layout" draw:type="line" svg:x1="9.453cm" svg:y1="6.578cm" svg:x2="9.456cm" svg:y2="7.276cm" draw:start-shape="id72" draw:start-glue-point="3" draw:end-shape="id73" draw:end-glue-point="2" svg:d="M9453 6578l3 698" svg:viewBox="0 0 4 699">
          <text:p/>
        </draw:connector>
        <draw:frame draw:style-name="gr58" draw:text-style-name="P2" xml:id="id72" draw:id="id72" draw:layer="layout" svg:width="0.793cm" svg:height="0.572cm" svg:x="9.453cm" svg:y="6.292cm">
          <lo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custom-shape draw:style-name="gr53" draw:text-style-name="P19" draw:layer="layout" svg:width="2.275cm" svg:height="2.196cm" svg:x="14.465cm" svg:y="5.227cm">
          <text:p/>
          <draw:enhanced-geometry draw:mirror-horizontal="false" draw:mirror-vertical="false" draw:glue-point-type="segments" draw:type="mso-spt100" draw:modifiers="-90 89.96931383189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54" draw:text-style-name="P20" xml:id="id75" draw:id="id75" draw:layer="layout" svg:width="2.275cm" svg:height="2.196cm" draw:transform="rotate (-3.14159265358979) translate (16.74cm 7.423cm)">
          <text:p/>
          <draw:enhanced-geometry draw:mirror-horizontal="false" draw:mirror-vertical="false" draw:glue-point-type="segments" draw:type="mso-spt100" draw:modifiers="-90 89.96931383189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frame draw:style-name="gr55" draw:text-style-name="P21" draw:layer="layout" svg:width="0.945cm" svg:height="1.143cm" svg:x="14.565cm" svg:y="5.754cm">
          <draw:text-box>
            <text:p><text:span text:style-name="T5">Σ</text:span></text:p>
          </draw:text-box>
        </draw:frame>
        <draw:frame draw:style-name="gr56" draw:text-style-name="P22" draw:layer="layout" svg:width="0.855cm" svg:height="1.223cm" svg:x="15.685cm" svg:y="5.714cm">
          <draw:text-box>
            <text:p><text:span text:style-name="T6">σ</text:span></text:p>
          </draw:text-box>
        </draw:frame>
        <draw:connector draw:style-name="gr57" draw:text-style-name="P5" draw:layer="layout" draw:type="line" svg:x1="15.6cm" svg:y1="4.391cm" svg:x2="15.603cm" svg:y2="5.227cm" draw:start-shape="id74" draw:start-glue-point="3" draw:end-shape="id75" draw:end-glue-point="2" svg:d="M15600 4391l3 836" svg:viewBox="0 0 4 837">
          <text:p/>
        </draw:connector>
        <draw:frame draw:style-name="gr58" draw:text-style-name="P2" xml:id="id74" draw:id="id74" draw:layer="layout" svg:width="0.776cm" svg:height="0.572cm" svg:x="15.6cm" svg:y="4.105cm">
          <lo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custom-shape draw:style-name="gr59" draw:text-style-name="P23" xml:id="id79" draw:id="id79" draw:layer="layout" svg:width="0.912cm" svg:height="0.912cm" svg:x="18.208cm" svg:y="5.8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0" draw:text-style-name="P5" draw:layer="layout" draw:type="line" svg:x1="3.684cm" svg:y1="4.835cm" svg:x2="8.318cm" svg:y2="4.351cm" draw:start-shape="id76" draw:start-glue-point="1" draw:end-shape="id71" draw:end-glue-point="1" svg:d="M3684 4835l4634-484" svg:viewBox="0 0 4635 485">
          <text:p/>
        </draw:connector>
        <draw:custom-shape draw:style-name="gr61" draw:text-style-name="P24" xml:id="id76" draw:id="id76" draw:layer="layout" svg:width="0.912cm" svg:height="0.912cm" svg:x="2.772cm" svg:y="4.3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4" xml:id="id77" draw:id="id77" draw:layer="layout" svg:width="0.912cm" svg:height="0.912cm" svg:x="2.772cm" svg:y="5.8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24" xml:id="id78" draw:id="id78" draw:layer="layout" svg:width="0.823cm" svg:height="0.921cm" svg:x="2.817cm" svg:y="7.3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0" draw:text-style-name="P5" draw:layer="layout" draw:type="line" svg:x1="3.684cm" svg:y1="6.325cm" svg:x2="8.318cm" svg:y2="4.351cm" draw:start-shape="id77" draw:start-glue-point="1" draw:end-shape="id71" draw:end-glue-point="1" svg:d="M3684 6325l4634-1974" svg:viewBox="0 0 4635 1975">
          <text:p/>
        </draw:connector>
        <draw:connector draw:style-name="gr60" draw:text-style-name="P5" draw:layer="layout" draw:type="line" svg:x1="3.64cm" svg:y1="7.806cm" svg:x2="8.318cm" svg:y2="4.351cm" draw:start-shape="id78" draw:start-glue-point="1" draw:end-shape="id71" draw:end-glue-point="1" svg:d="M3640 7806l4678-3455" svg:viewBox="0 0 4679 3456">
          <text:p/>
        </draw:connector>
        <draw:connector draw:style-name="gr60" draw:text-style-name="P5" draw:layer="layout" draw:type="line" svg:x1="10.593cm" svg:y1="4.351cm" svg:x2="14.465cm" svg:y2="6.325cm" draw:start-shape="id71" draw:start-glue-point="3" draw:end-shape="id75" draw:end-glue-point="1" svg:d="M10593 4351l3872 1974" svg:viewBox="0 0 3873 1975">
          <text:p/>
        </draw:connector>
        <draw:connector draw:style-name="gr60" draw:text-style-name="P5" draw:layer="layout" draw:type="line" svg:x1="10.593cm" svg:y1="8.374cm" svg:x2="14.465cm" svg:y2="6.325cm" draw:start-shape="id73" draw:start-glue-point="3" draw:end-shape="id75" draw:end-glue-point="1" svg:d="M10593 8374l3872-2049" svg:viewBox="0 0 3873 2050">
          <text:p/>
        </draw:connector>
        <draw:connector draw:style-name="gr63" draw:text-style-name="P5" draw:layer="layout" draw:type="line" svg:x1="16.74cm" svg:y1="6.325cm" svg:x2="18.208cm" svg:y2="6.325cm" draw:start-shape="id75" draw:start-glue-point="3" draw:end-shape="id79" draw:end-glue-point="3" svg:d="M16740 6325h1468" svg:viewBox="0 0 1469 1">
          <text:p/>
        </draw:connector>
        <draw:custom-shape draw:style-name="gr69" draw:text-style-name="P18" draw:layer="layout" svg:width="7.173cm" svg:height="7.862cm" svg:x="5.88cm" svg:y="2.0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18" draw:layer="layout" svg:width="3.585cm" svg:height="7.842cm" svg:x="1.701cm" svg:y="2.0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6" draw:text-style-name="P25" draw:layer="layout" svg:width="6.279cm" svg:height="0.879cm" svg:x="6.327cm" svg:y="10.038cm">
          <draw:text-box>
            <text:p text:style-name="P12"><text:span text:style-name="T7">Camada intermediária</text:span></text:p>
          </draw:text-box>
        </draw:frame>
        <draw:frame draw:style-name="gr66" draw:text-style-name="P25" draw:layer="layout" svg:width="6.279cm" svg:height="0.879cm" svg:x="13.483cm" svg:y="10.038cm">
          <draw:text-box>
            <text:p text:style-name="P12"><text:span text:style-name="T7">Camada de saída</text:span></text:p>
          </draw:text-box>
        </draw:frame>
        <draw:frame draw:style-name="gr71" draw:text-style-name="P25" draw:layer="layout" svg:width="5.091cm" svg:height="0.806cm" svg:x="0.948cm" svg:y="10.074cm">
          <draw:text-box>
            <text:p text:style-name="P12"><text:span text:style-name="T7">Camada de entrada</text:span></text:p>
          </draw:text-box>
        </draw:frame>
        <draw:connector draw:style-name="gr60" draw:text-style-name="P5" draw:layer="layout" draw:type="line" svg:x1="3.684cm" svg:y1="4.835cm" svg:x2="8.318cm" svg:y2="8.374cm" draw:start-shape="id76" draw:start-glue-point="1" draw:end-shape="id73" draw:end-glue-point="1" svg:d="M3684 4835l4634 3539" svg:viewBox="0 0 4635 3540">
          <text:p/>
        </draw:connector>
        <draw:connector draw:style-name="gr60" draw:text-style-name="P5" draw:layer="layout" draw:type="line" svg:x1="3.684cm" svg:y1="6.325cm" svg:x2="8.318cm" svg:y2="8.374cm" draw:start-shape="id77" draw:start-glue-point="1" draw:end-shape="id73" draw:end-glue-point="1" svg:d="M3684 6325l4634 2049" svg:viewBox="0 0 4635 2050">
          <text:p/>
        </draw:connector>
        <draw:connector draw:style-name="gr60" draw:text-style-name="P5" draw:layer="layout" draw:type="line" svg:x1="3.64cm" svg:y1="7.806cm" svg:x2="8.318cm" svg:y2="8.374cm" draw:start-shape="id78" draw:start-glue-point="1" draw:end-shape="id73" draw:end-glue-point="1" svg:d="M3640 7806l4678 568" svg:viewBox="0 0 4679 569">
          <text:p/>
        </draw:connector>
        <draw:frame draw:style-name="gr58" draw:text-style-name="P2" draw:layer="layout" svg:width="0.723cm" svg:height="0.662cm" svg:x="18.316cm" svg:y="5.994cm">
          <loext:p/>
          <draw:object xlink:href="./Object 32" xlink:type="simple" xlink:show="embed" xlink:actuate="onLoad"/>
          <draw:image xlink:href="./ObjectReplacements/Object 32" xlink:type="simple" xlink:show="embed" xlink:actuate="onLoad"/>
        </draw:frame>
      </draw:page>
      <draw:page draw:name="page7" draw:style-name="dp1" draw:master-page-name="Padrão">
        <draw:custom-shape draw:style-name="gr72" draw:text-style-name="P1" draw:layer="layout" svg:width="11.57cm" svg:height="6.721cm" svg:x="6.135cm" svg:y="1.8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 xml:id="id80" draw:id="id80">
          <draw:custom-shape draw:style-name="gr73" draw:text-style-name="P26" draw:layer="layout" svg:width="3.395cm" svg:height="1.805cm" svg:x="6.366cm" svg:y="4.736cm">
            <draw:glue-point draw:id="4" svg:x="5.002cm" svg:y="-2.328cm"/>
            <draw:glue-point draw:id="5" svg:x="5.002cm" svg:y="2.851cm"/>
            <text:list text:style-name="L1">
              <text:list-item>
                <text:p><text:span text:style-name="T8">ID</text:span><text:span text:style-name="T9"> (PK)</text:span></text:p>
              </text:list-item>
              <text:list-item>
                <text:p><text:span text:style-name="T9">Classe</text:span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4" draw:text-style-name="P27" draw:layer="layout" svg:width="3.393cm" svg:height="0.745cm" svg:x="6.368cm" svg:y="4.028cm">
            <text:p text:style-name="P2"><text:span text:style-name="T10">Metadado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81" draw:id="id81">
          <draw:custom-shape draw:style-name="gr75" draw:text-style-name="P26" draw:layer="layout" svg:width="4.263cm" svg:height="5.26cm" svg:x="13.068cm" svg:y="3.008cm">
            <draw:glue-point draw:id="4" svg:x="5.002cm" svg:y="-2.328cm"/>
            <draw:glue-point draw:id="5" svg:x="5.002cm" svg:y="2.851cm"/>
            <text:list text:style-name="L1">
              <text:list-item>
                <text:p><text:span text:style-name="T11">M_ID (FK)</text:span></text:p>
              </text:list-item>
              <text:list-item>
                <text:p><text:span text:style-name="T9">R1</text:span></text:p>
              </text:list-item>
              <text:list-item>
                <text:p><text:span text:style-name="T9">R2</text:span></text:p>
              </text:list-item>
              <text:list-item>
                <text:p><text:span text:style-name="T9">R3</text:span></text:p>
              </text:list-item>
              <text:list-item>
                <text:p><text:span text:style-name="T9">R4</text:span></text:p>
              </text:list-item>
              <text:list-item>
                <text:p><text:span text:style-name="T9">R5</text:span></text:p>
              </text:list-item>
              <text:list-item>
                <text:p><text:span text:style-name="T9">R6</text:span></text:p>
              </text:list-item>
              <text:list-item>
                <text:p><text:span text:style-name="T9">R7</text:span></text:p>
              </text:list-item>
              <text:list-item>
                <text:p><text:span text:style-name="T9">R8</text:span></text:p>
              </text:list-item>
            </text:list>
            <draw:enhanced-geometry svg:viewBox="0 0 21600 21600" draw:type="rectangle" draw:enhanced-path="M 0 0 L 21600 0 21600 21600 0 21600 0 0 Z N"/>
          </draw:custom-shape>
          <draw:custom-shape draw:style-name="gr76" draw:text-style-name="P27" draw:layer="layout" svg:width="4.262cm" svg:height="0.745cm" svg:x="13.069cm" svg:y="2.3cm">
            <text:p text:style-name="P2"><text:span text:style-name="T10">Dados_senso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77" draw:text-style-name="P5" draw:layer="layout" draw:type="line" svg:x1="9.761cm" svg:y1="5.284cm" svg:x2="13.068cm" svg:y2="5.284cm" draw:start-shape="id80" draw:end-shape="id81" draw:end-glue-point="3" svg:d="M9761 5284h3307" svg:viewBox="0 0 3308 1">
          <text:p/>
        </draw:connector>
        <draw:frame draw:style-name="gr78" draw:text-style-name="P28" draw:layer="layout" svg:width="0.853cm" svg:height="0.962cm" svg:x="9.802cm" svg:y="4.325cm">
          <draw:text-box>
            <text:p>1</text:p>
          </draw:text-box>
        </draw:frame>
        <draw:frame draw:style-name="gr78" draw:text-style-name="P28" draw:layer="layout" svg:width="0.853cm" svg:height="0.962cm" svg:x="12.177cm" svg:y="4.325cm">
          <draw:text-box>
            <text:p>n</text:p>
          </draw:text-box>
        </draw:frame>
        <draw:custom-shape draw:style-name="gr79" draw:text-style-name="P1" draw:layer="layout" svg:width="7.795cm" svg:height="6.721cm" svg:x="7.562cm" svg:y="11.5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80" draw:text-style-name="P26" draw:layer="layout" svg:width="6.756cm" svg:height="5.26cm" svg:x="8.081cm" svg:y="12.649cm">
            <draw:glue-point draw:id="4" svg:x="5.002cm" svg:y="-2.328cm"/>
            <draw:glue-point draw:id="5" svg:x="5.002cm" svg:y="2.851cm"/>
            <text:list text:style-name="L1">
              <text:list-item>
                <text:p><text:span text:style-name="T11">Classe</text:span></text:p>
              </text:list-item>
              <text:list-item>
                <text:p><text:span text:style-name="T9">R1</text:span></text:p>
              </text:list-item>
              <text:list-item>
                <text:p><text:span text:style-name="T9">R2</text:span></text:p>
              </text:list-item>
              <text:list-item>
                <text:p><text:span text:style-name="T9">R3</text:span></text:p>
              </text:list-item>
              <text:list-item>
                <text:p><text:span text:style-name="T9">R4</text:span></text:p>
              </text:list-item>
              <text:list-item>
                <text:p><text:span text:style-name="T9">R5</text:span></text:p>
              </text:list-item>
              <text:list-item>
                <text:p><text:span text:style-name="T9">R6</text:span></text:p>
              </text:list-item>
              <text:list-item>
                <text:p><text:span text:style-name="T9">R7</text:span></text:p>
              </text:list-item>
              <text:list-item>
                <text:p><text:span text:style-name="T9">R8</text:span></text:p>
              </text:list-item>
            </text:list>
            <draw:enhanced-geometry svg:viewBox="0 0 21600 21600" draw:type="rectangle" draw:enhanced-path="M 0 0 L 21600 0 21600 21600 0 21600 0 0 Z N"/>
          </draw:custom-shape>
          <draw:custom-shape draw:style-name="gr81" draw:text-style-name="P27" draw:layer="layout" svg:width="6.754cm" svg:height="0.745cm" svg:x="8.083cm" svg:y="11.941cm">
            <text:p text:style-name="P2"><text:span text:style-name="T10">Dados_sensor_modificado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  <draw:page draw:name="page8" draw:style-name="dp1" draw:master-page-name="Padrão">
        <draw:custom-shape draw:style-name="gr82" draw:text-style-name="P1" draw:layer="layout" svg:width="16.325cm" svg:height="10.369cm" svg:x="1.79cm" svg:y="5.1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3" draw:text-style-name="P3" xml:id="id82" draw:id="id82" draw:layer="layout" svg:width="5.168cm" svg:height="1.418cm" svg:x="7.417cm" svg:y="5.632cm">
          <draw:glue-point draw:id="4" svg:x="-2.234cm" svg:y="5.119cm"/>
          <draw:glue-point draw:id="5" svg:x="2.561cm" svg:y="5.035cm"/>
          <text:p text:style-name="P2"><text:span text:style-name="T1"/></text:p>
          <text:p text:style-name="P2"><text:span text:style-name="T1">Massa de dados fornecida pelo cliente</text:span></text:p>
          <text:p text:style-name="P2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4" draw:text-style-name="P3" xml:id="id83" draw:id="id83" draw:layer="layout" svg:width="6.497cm" svg:height="2.126cm" svg:x="6.753cm" svg:y="8.785cm">
          <draw:glue-point draw:id="4" svg:x="-2.234cm" svg:y="5.119cm"/>
          <draw:glue-point draw:id="5" svg:x="2.561cm" svg:y="5.035cm"/>
          <text:p text:style-name="P2"><text:span text:style-name="T1"/></text:p>
          <text:p text:style-name="P2"><text:span text:style-name="T1">Preparação dos dados <text:s/>para utilizá-los na árvore de decisão e na rede neural </text:span></text:p>
          <text:p text:style-name="P2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3" xml:id="id84" draw:id="id84" draw:layer="layout" svg:width="6.534cm" svg:height="2.126cm" svg:x="2.484cm" svg:y="12.96cm">
          <draw:glue-point draw:id="4" svg:x="-2.234cm" svg:y="5.119cm"/>
          <draw:glue-point draw:id="5" svg:x="2.561cm" svg:y="5.035cm"/>
          <text:p text:style-name="P2"><text:span text:style-name="T1"/></text:p>
          <text:p text:style-name="P2"><text:span text:style-name="T1">Obtenção das regras lógicas usando o algoritmo J48. (Árvore de decisão)</text:span></text:p>
          <text:p text:style-name="P2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3" xml:id="id85" draw:id="id85" draw:layer="layout" svg:width="6.534cm" svg:height="2.126cm" svg:x="10.878cm" svg:y="12.96cm">
          <draw:glue-point draw:id="4" svg:x="-2.234cm" svg:y="5.119cm"/>
          <draw:glue-point draw:id="5" svg:x="2.561cm" svg:y="5.035cm"/>
          <text:p text:style-name="P2"><text:span text:style-name="T1"/></text:p>
          <text:p text:style-name="P2"><text:span text:style-name="T1">Obtenção das regras lógicas usando o algoritmo RX a partir de uma rede neural.</text:span></text:p>
          <text:p text:style-name="P2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draw:type="line" svg:x1="10.001cm" svg:y1="7.05cm" svg:x2="10.001cm" svg:y2="8.785cm" draw:start-shape="id82" draw:start-glue-point="2" draw:end-shape="id83" svg:d="M10001 7050v1735" svg:viewBox="0 0 1 1736">
          <text:p/>
        </draw:connector>
        <draw:connector draw:style-name="gr4" draw:text-style-name="P4" draw:layer="layout" draw:type="line" svg:x1="10.001cm" svg:y1="10.911cm" svg:x2="5.751cm" svg:y2="12.96cm" draw:start-shape="id83" draw:start-glue-point="2" draw:end-shape="id84" draw:end-glue-point="0" svg:d="M10001 10911l-4250 2049" svg:viewBox="0 0 4251 2050">
          <text:p/>
        </draw:connector>
        <draw:connector draw:style-name="gr4" draw:text-style-name="P4" draw:layer="layout" draw:type="line" svg:x1="10.001cm" svg:y1="10.911cm" svg:x2="14.145cm" svg:y2="12.96cm" draw:start-shape="id83" draw:start-glue-point="2" draw:end-shape="id85" draw:end-glue-point="0" svg:d="M10001 10911l4144 2049" svg:viewBox="0 0 4145 205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est_5f_02_29_kn" draw:display-name="est_02)kn" draw:style="rect" draw:dots1="1" draw:dots1-length="12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03T20:36:57.319165970</meta:creation-date>
    <dc:date>2016-12-18T18:59:21.228000000</dc:date>
    <meta:editing-duration>P1DT3H21M5S</meta:editing-duration>
    <meta:editing-cycles>124</meta:editing-cycles>
    <meta:generator>LibreOffice/5.2.3.3$Windows_x86 LibreOffice_project/d54a8868f08a7b39642414cf2c8ef2f228f780cf</meta:generator>
    <meta:document-statistic meta:object-count="302"/>
  </office:meta>
</office:document-meta>
</file>

<file path=Object 1/content.xml><?xml version="1.0" encoding="utf-8"?>
<math xmlns="http://www.w3.org/1998/Math/MathML" display="block">
  <semantics>
    <msub>
      <mi mathvariant="normal">θ</mi>
      <mrow>
        <mi>c</mi>
        <mn>1</mn>
      </mrow>
    </msub>
    <annotation encoding="StarMath 5.0">%theta_{c1}</annotation>
  </semantics>
</math>
</file>

<file path=Object 10/content.xml><?xml version="1.0" encoding="utf-8"?>
<math xmlns="http://www.w3.org/1998/Math/MathML" display="block">
  <semantics>
    <msub>
      <mi>R</mi>
      <mn>4</mn>
    </msub>
    <annotation encoding="StarMath 5.0">R_{4}</annotation>
  </semantics>
</math>
</file>

<file path=Object 11/content.xml><?xml version="1.0" encoding="utf-8"?>
<math xmlns="http://www.w3.org/1998/Math/MathML" display="block">
  <semantics>
    <msub>
      <mi>R</mi>
      <mn>5</mn>
    </msub>
    <annotation encoding="StarMath 5.0">R_{5}</annotation>
  </semantics>
</math>
</file>

<file path=Object 12/content.xml><?xml version="1.0" encoding="utf-8"?>
<math xmlns="http://www.w3.org/1998/Math/MathML" display="block">
  <semantics>
    <msub>
      <mi>R</mi>
      <mn>6</mn>
    </msub>
    <annotation encoding="StarMath 5.0">R_{6}</annotation>
  </semantics>
</math>
</file>

<file path=Object 13/content.xml><?xml version="1.0" encoding="utf-8"?>
<math xmlns="http://www.w3.org/1998/Math/MathML" display="block">
  <semantics>
    <msub>
      <mi>R</mi>
      <mn>7</mn>
    </msub>
    <annotation encoding="StarMath 5.0">R_{7}</annotation>
  </semantics>
</math>
</file>

<file path=Object 14/content.xml><?xml version="1.0" encoding="utf-8"?>
<math xmlns="http://www.w3.org/1998/Math/MathML" display="block">
  <semantics>
    <msub>
      <mi>R</mi>
      <mn>8</mn>
    </msub>
    <annotation encoding="StarMath 5.0">R_{8}</annotation>
  </semantics>
</math>
</file>

<file path=Object 15/content.xml><?xml version="1.0" encoding="utf-8"?>
<math xmlns="http://www.w3.org/1998/Math/MathML" display="block">
  <semantics>
    <msub>
      <mi>O</mi>
      <mn>1</mn>
    </msub>
    <annotation encoding="StarMath 5.0">O_{1}</annotation>
  </semantics>
</math>
</file>

<file path=Object 16/content.xml><?xml version="1.0" encoding="utf-8"?>
<math xmlns="http://www.w3.org/1998/Math/MathML" display="block">
  <semantics>
    <msub>
      <mi>O</mi>
      <mn>2</mn>
    </msub>
    <annotation encoding="StarMath 5.0">O_{2}</annotation>
  </semantics>
</math>
</file>

<file path=Object 17/content.xml><?xml version="1.0" encoding="utf-8"?>
<math xmlns="http://www.w3.org/1998/Math/MathML" display="block">
  <semantics>
    <msub>
      <mi>O</mi>
      <mn>3</mn>
    </msub>
    <annotation encoding="StarMath 5.0">O_{3}</annotation>
  </semantics>
</math>
</file>

<file path=Object 18/content.xml><?xml version="1.0" encoding="utf-8"?>
<math xmlns="http://www.w3.org/1998/Math/MathML" display="block">
  <semantics>
    <msub>
      <mi mathvariant="normal">θ</mi>
      <mrow>
        <mi>c</mi>
        <mn>1</mn>
      </mrow>
    </msub>
    <annotation encoding="StarMath 5.0">%theta_{c1}</annotation>
  </semantics>
</math>
</file>

<file path=Object 19/content.xml><?xml version="1.0" encoding="utf-8"?>
<math xmlns="http://www.w3.org/1998/Math/MathML" display="block">
  <semantics>
    <msub>
      <mi mathvariant="normal">θ</mi>
      <mrow>
        <mi>c</mi>
        <mn>2</mn>
      </mrow>
    </msub>
    <annotation encoding="StarMath 5.0">%theta_{c2}</annotation>
  </semantics>
</math>
</file>

<file path=Object 2/content.xml><?xml version="1.0" encoding="utf-8"?>
<math xmlns="http://www.w3.org/1998/Math/MathML" display="block">
  <semantics>
    <msub>
      <mi mathvariant="normal">θ</mi>
      <mrow>
        <mi>c</mi>
        <mn>2</mn>
      </mrow>
    </msub>
    <annotation encoding="StarMath 5.0">%theta_{c2}</annotation>
  </semantics>
</math>
</file>

<file path=Object 20/content.xml><?xml version="1.0" encoding="utf-8"?>
<math xmlns="http://www.w3.org/1998/Math/MathML" display="block">
  <semantics>
    <msub>
      <mi mathvariant="normal">θ</mi>
      <mrow>
        <mi>s</mi>
        <mn>1</mn>
      </mrow>
    </msub>
    <annotation encoding="StarMath 5.0">%theta_{ s1 }</annotation>
  </semantics>
</math>
</file>

<file path=Object 3/content.xml><?xml version="1.0" encoding="utf-8"?>
<math xmlns="http://www.w3.org/1998/Math/MathML" display="block">
  <semantics>
    <msub>
      <mi mathvariant="normal">θ</mi>
      <mrow>
        <mi>s</mi>
        <mn>3</mn>
      </mrow>
    </msub>
    <annotation encoding="StarMath 5.0">%theta_{s3}</annotation>
  </semantics>
</math>
</file>

<file path=Object 32/content.xml><?xml version="1.0" encoding="utf-8"?>
<math xmlns="http://www.w3.org/1998/Math/MathML" display="block">
  <semantics>
    <msub>
      <mi>O</mi>
      <mn>1</mn>
    </msub>
    <annotation encoding="StarMath 5.0">O_{1}</annotation>
  </semantics>
</math>
</file>

<file path=Object 4/content.xml><?xml version="1.0" encoding="utf-8"?>
<math xmlns="http://www.w3.org/1998/Math/MathML" display="block">
  <semantics>
    <msub>
      <mi mathvariant="normal">θ</mi>
      <mrow>
        <mi>s</mi>
        <mn>1</mn>
      </mrow>
    </msub>
    <annotation encoding="StarMath 5.0">%theta_{ s1 }</annotation>
  </semantics>
</math>
</file>

<file path=Object 5/content.xml><?xml version="1.0" encoding="utf-8"?>
<math xmlns="http://www.w3.org/1998/Math/MathML" display="block">
  <semantics>
    <msub>
      <mi mathvariant="normal">θ</mi>
      <mrow>
        <mi>s</mi>
        <mn>2</mn>
      </mrow>
    </msub>
    <annotation encoding="StarMath 5.0">%theta_{ s2 }</annotation>
  </semantics>
</math>
</file>

<file path=Object 6/content.xml><?xml version="1.0" encoding="utf-8"?>
<math xmlns="http://www.w3.org/1998/Math/MathML" display="block">
  <semantics>
    <msub>
      <mi mathvariant="normal">θ</mi>
      <mrow>
        <mi>c</mi>
        <mn>3</mn>
      </mrow>
    </msub>
    <annotation encoding="StarMath 5.0">%theta_{c3}</annotation>
  </semantics>
</math>
</file>

<file path=Object 7/content.xml><?xml version="1.0" encoding="utf-8"?>
<math xmlns="http://www.w3.org/1998/Math/MathML" display="block">
  <semantics>
    <msub>
      <mi>R</mi>
      <mn>1</mn>
    </msub>
    <annotation encoding="StarMath 5.0">R_{1}</annotation>
  </semantics>
</math>
</file>

<file path=Object 8/content.xml><?xml version="1.0" encoding="utf-8"?>
<math xmlns="http://www.w3.org/1998/Math/MathML" display="block">
  <semantics>
    <msub>
      <mi>R</mi>
      <mn>2</mn>
    </msub>
    <annotation encoding="StarMath 5.0">R_{2}</annotation>
  </semantics>
</math>
</file>

<file path=Object 9/content.xml><?xml version="1.0" encoding="utf-8"?>
<math xmlns="http://www.w3.org/1998/Math/MathML" display="block">
  <semantics>
    <msub>
      <mi>R</mi>
      <mn>3</mn>
    </msub>
    <annotation encoding="StarMath 5.0">R_{3}</annotation>
  </semantics>
</math>
</file>